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0.55in" table:align="left"/>
    </style:style>
    <style:style style:name="Table1.A" style:family="table-column">
      <style:table-column-properties style:column-width="0.1118in"/>
    </style:style>
    <style:style style:name="Table1.B" style:family="table-column">
      <style:table-column-properties style:column-width="0.4382in"/>
    </style:style>
    <style:style style:name="Table1.A1" style:family="table-cell">
      <style:table-cell-properties style:vertical-align="middle" fo:padding="0.0194in" fo:border="none"/>
    </style:style>
    <style:style style:name="Table2" style:family="table">
      <style:table-properties style:width="2.7528in" table:align="left"/>
    </style:style>
    <style:style style:name="Table2.A" style:family="table-column">
      <style:table-column-properties style:column-width="0.1257in"/>
    </style:style>
    <style:style style:name="Table2.B" style:family="table-column">
      <style:table-column-properties style:column-width="2.6271in"/>
    </style:style>
    <style:style style:name="Table2.A1" style:family="table-cell">
      <style:table-cell-properties style:vertical-align="middle" fo:padding="0.0194in" fo:border="none"/>
    </style:style>
    <style:style style:name="Table3" style:family="table">
      <style:table-properties style:width="4.0306in" table:align="left"/>
    </style:style>
    <style:style style:name="Table3.A" style:family="table-column">
      <style:table-column-properties style:column-width="0.1118in"/>
    </style:style>
    <style:style style:name="Table3.B" style:family="table-column">
      <style:table-column-properties style:column-width="3.9188in"/>
    </style:style>
    <style:style style:name="Table3.A1" style:family="table-cell">
      <style:table-cell-properties style:vertical-align="middle" fo:padding="0.0194in" fo:border="none"/>
    </style:style>
    <style:style style:name="Table4" style:family="table">
      <style:table-properties style:width="3.2333in" table:align="left"/>
    </style:style>
    <style:style style:name="Table4.A" style:family="table-column">
      <style:table-column-properties style:column-width="0.1257in"/>
    </style:style>
    <style:style style:name="Table4.B" style:family="table-column">
      <style:table-column-properties style:column-width="3.1076in"/>
    </style:style>
    <style:style style:name="Table4.A1" style:family="table-cell">
      <style:table-cell-properties style:vertical-align="middle" fo:padding="0.0194in" fo:border="none"/>
    </style:style>
    <style:style style:name="Table5" style:family="table">
      <style:table-properties style:width="4.3271in" table:align="left"/>
    </style:style>
    <style:style style:name="Table5.A" style:family="table-column">
      <style:table-column-properties style:column-width="0.1257in"/>
    </style:style>
    <style:style style:name="Table5.B" style:family="table-column">
      <style:table-column-properties style:column-width="4.2014in"/>
    </style:style>
    <style:style style:name="Table5.A1" style:family="table-cell">
      <style:table-cell-properties style:vertical-align="middle" fo:padding="0.0194in" fo:border="none"/>
    </style:style>
    <style:style style:name="Table6" style:family="table">
      <style:table-properties style:width="1.8014in" table:align="left"/>
    </style:style>
    <style:style style:name="Table6.A" style:family="table-column">
      <style:table-column-properties style:column-width="0.1118in"/>
    </style:style>
    <style:style style:name="Table6.B" style:family="table-column">
      <style:table-column-properties style:column-width="1.6896in"/>
    </style:style>
    <style:style style:name="Table6.A1" style:family="table-cell">
      <style:table-cell-properties style:vertical-align="middle" fo:padding="0.0194in" fo:border="none"/>
    </style:style>
    <style:style style:name="Table7" style:family="table">
      <style:table-properties style:width="1.4944in" table:align="left"/>
    </style:style>
    <style:style style:name="Table7.A" style:family="table-column">
      <style:table-column-properties style:column-width="0.1118in"/>
    </style:style>
    <style:style style:name="Table7.B" style:family="table-column">
      <style:table-column-properties style:column-width="1.3826in"/>
    </style:style>
    <style:style style:name="Table7.A1" style:family="table-cell">
      <style:table-cell-properties style:vertical-align="middle" fo:padding="0.0194in" fo:border="none"/>
    </style:style>
    <style:style style:name="Table8" style:family="table">
      <style:table-properties style:width="2.2188in" table:align="left"/>
    </style:style>
    <style:style style:name="Table8.A" style:family="table-column">
      <style:table-column-properties style:column-width="0.0861in"/>
    </style:style>
    <style:style style:name="Table8.B" style:family="table-column">
      <style:table-column-properties style:column-width="2.1326in"/>
    </style:style>
    <style:style style:name="Table8.A1" style:family="table-cell">
      <style:table-cell-properties style:vertical-align="middle" fo:padding="0.0194in" fo:border="none"/>
    </style:style>
    <style:style style:name="Table9" style:family="table">
      <style:table-properties style:width="1.9764in" table:align="left"/>
    </style:style>
    <style:style style:name="Table9.A" style:family="table-column">
      <style:table-column-properties style:column-width="0.1257in"/>
    </style:style>
    <style:style style:name="Table9.B" style:family="table-column">
      <style:table-column-properties style:column-width="1.8507in"/>
    </style:style>
    <style:style style:name="Table9.A1" style:family="table-cell">
      <style:table-cell-properties style:vertical-align="middle" fo:padding="0.0194in" fo:border="none"/>
    </style:style>
    <style:style style:name="Table10" style:family="table">
      <style:table-properties style:width="3.6847in" table:align="left"/>
    </style:style>
    <style:style style:name="Table10.A" style:family="table-column">
      <style:table-column-properties style:column-width="0.1257in"/>
    </style:style>
    <style:style style:name="Table10.B" style:family="table-column">
      <style:table-column-properties style:column-width="3.559in"/>
    </style:style>
    <style:style style:name="Table10.A1" style:family="table-cell">
      <style:table-cell-properties style:vertical-align="middle" fo:padding="0.0194in" fo:border="none"/>
    </style:style>
    <style:style style:name="Table11" style:family="table">
      <style:table-properties style:width="3.6847in" table:align="left"/>
    </style:style>
    <style:style style:name="Table11.A" style:family="table-column">
      <style:table-column-properties style:column-width="0.1257in"/>
    </style:style>
    <style:style style:name="Table11.B" style:family="table-column">
      <style:table-column-properties style:column-width="3.559in"/>
    </style:style>
    <style:style style:name="Table11.A1" style:family="table-cell">
      <style:table-cell-properties style:vertical-align="middle" fo:padding="0.0194in" fo:border="none"/>
    </style:style>
    <style:style style:name="Table12" style:family="table">
      <style:table-properties style:width="2.4715in" table:align="left"/>
    </style:style>
    <style:style style:name="Table12.A" style:family="table-column">
      <style:table-column-properties style:column-width="0.1118in"/>
    </style:style>
    <style:style style:name="Table12.B" style:family="table-column">
      <style:table-column-properties style:column-width="2.3597in"/>
    </style:style>
    <style:style style:name="Table12.A1" style:family="table-cell">
      <style:table-cell-properties style:vertical-align="middle" fo:padding="0.0194in" fo:border="none"/>
    </style:style>
    <style:style style:name="Table13" style:family="table">
      <style:table-properties style:width="2.3306in" table:align="left"/>
    </style:style>
    <style:style style:name="Table13.A" style:family="table-column">
      <style:table-column-properties style:column-width="0.0861in"/>
    </style:style>
    <style:style style:name="Table13.B" style:family="table-column">
      <style:table-column-properties style:column-width="2.2444in"/>
    </style:style>
    <style:style style:name="Table13.A1" style:family="table-cell">
      <style:table-cell-properties style:vertical-align="middle" fo:padding="0.0194in" fo:border="none"/>
    </style:style>
    <style:style style:name="Table14" style:family="table">
      <style:table-properties style:width="2.2979in" table:align="left"/>
    </style:style>
    <style:style style:name="Table14.A" style:family="table-column">
      <style:table-column-properties style:column-width="0.1118in"/>
    </style:style>
    <style:style style:name="Table14.B" style:family="table-column">
      <style:table-column-properties style:column-width="2.1861in"/>
    </style:style>
    <style:style style:name="Table14.A1" style:family="table-cell">
      <style:table-cell-properties style:vertical-align="middle" fo:padding="0.0194in" fo:border="none"/>
    </style:style>
    <style:style style:name="Table15" style:family="table">
      <style:table-properties style:width="3.6688in" table:align="left"/>
    </style:style>
    <style:style style:name="Table15.A" style:family="table-column">
      <style:table-column-properties style:column-width="0.1257in"/>
    </style:style>
    <style:style style:name="Table15.B" style:family="table-column">
      <style:table-column-properties style:column-width="3.5431in"/>
    </style:style>
    <style:style style:name="Table15.A1" style:family="table-cell">
      <style:table-cell-properties style:vertical-align="middle" fo:padding="0.0194in" fo:border="none"/>
    </style:style>
    <style:style style:name="Table16" style:family="table">
      <style:table-properties style:width="1.6014in" table:align="left"/>
    </style:style>
    <style:style style:name="Table16.A" style:family="table-column">
      <style:table-column-properties style:column-width="0.1257in"/>
    </style:style>
    <style:style style:name="Table16.B" style:family="table-column">
      <style:table-column-properties style:column-width="1.4757in"/>
    </style:style>
    <style:style style:name="Table16.A1" style:family="table-cell">
      <style:table-cell-properties style:vertical-align="middle" fo:padding="0.0194in" fo:border="none"/>
    </style:style>
    <style:style style:name="Table17" style:family="table">
      <style:table-properties style:width="3.0986in" table:align="left"/>
    </style:style>
    <style:style style:name="Table17.A" style:family="table-column">
      <style:table-column-properties style:column-width="0.1118in"/>
    </style:style>
    <style:style style:name="Table17.B" style:family="table-column">
      <style:table-column-properties style:column-width="2.9868in"/>
    </style:style>
    <style:style style:name="Table17.A1" style:family="table-cell">
      <style:table-cell-properties style:vertical-align="middle" fo:padding="0.0194in" fo:border="none"/>
    </style:style>
    <style:style style:name="Table18" style:family="table">
      <style:table-properties style:width="4.775in" table:align="left"/>
    </style:style>
    <style:style style:name="Table18.A" style:family="table-column">
      <style:table-column-properties style:column-width="0.1257in"/>
    </style:style>
    <style:style style:name="Table18.B" style:family="table-column">
      <style:table-column-properties style:column-width="4.6493in"/>
    </style:style>
    <style:style style:name="Table18.A1" style:family="table-cell">
      <style:table-cell-properties style:vertical-align="middle" fo:padding="0.0194in" fo:border="none"/>
    </style:style>
    <style:style style:name="Table19" style:family="table">
      <style:table-properties style:width="4.3688in" table:align="left"/>
    </style:style>
    <style:style style:name="Table19.A" style:family="table-column">
      <style:table-column-properties style:column-width="0.1257in"/>
    </style:style>
    <style:style style:name="Table19.B" style:family="table-column">
      <style:table-column-properties style:column-width="4.2431in"/>
    </style:style>
    <style:style style:name="Table19.A1" style:family="table-cell">
      <style:table-cell-properties style:vertical-align="middle" fo:padding="0.0194in" fo:border="none"/>
    </style:style>
    <style:style style:name="Table20" style:family="table">
      <style:table-properties style:width="2.2563in" table:align="left"/>
    </style:style>
    <style:style style:name="Table20.A" style:family="table-column">
      <style:table-column-properties style:column-width="0.1118in"/>
    </style:style>
    <style:style style:name="Table20.B" style:family="table-column">
      <style:table-column-properties style:column-width="2.1444in"/>
    </style:style>
    <style:style style:name="Table20.A1" style:family="table-cell">
      <style:table-cell-properties style:vertical-align="middle" fo:padding="0.0194in" fo:border="none"/>
    </style:style>
    <style:style style:name="Table21" style:family="table">
      <style:table-properties style:width="2.5993in" table:align="left"/>
    </style:style>
    <style:style style:name="Table21.A" style:family="table-column">
      <style:table-column-properties style:column-width="0.1257in"/>
    </style:style>
    <style:style style:name="Table21.B" style:family="table-column">
      <style:table-column-properties style:column-width="2.4736in"/>
    </style:style>
    <style:style style:name="Table21.A1" style:family="table-cell">
      <style:table-cell-properties style:vertical-align="middle" fo:padding="0.0194in" fo:border="none"/>
    </style:style>
    <style:style style:name="Table22" style:family="table">
      <style:table-properties style:width="7.375in" fo:margin-left="0in" table:align="left"/>
    </style:style>
    <style:style style:name="Table22.A" style:family="table-column">
      <style:table-column-properties style:column-width="0.1118in"/>
    </style:style>
    <style:style style:name="Table22.B" style:family="table-column">
      <style:table-column-properties style:column-width="7.2632in"/>
    </style:style>
    <style:style style:name="Table22.A1" style:family="table-cell">
      <style:table-cell-properties style:vertical-align="middle" fo:padding="0.0194in" fo:border="none"/>
    </style:style>
    <style:style style:name="Table23" style:family="table">
      <style:table-properties style:width="4.0917in" table:align="left"/>
    </style:style>
    <style:style style:name="Table23.A" style:family="table-column">
      <style:table-column-properties style:column-width="0.1118in"/>
    </style:style>
    <style:style style:name="Table23.B" style:family="table-column">
      <style:table-column-properties style:column-width="3.9799in"/>
    </style:style>
    <style:style style:name="Table23.A1" style:family="table-cell">
      <style:table-cell-properties style:vertical-align="middle" fo:padding="0.0194in" fo:border="none"/>
    </style:style>
    <style:style style:name="Table24" style:family="table">
      <style:table-properties style:width="5.1278in" table:align="left"/>
    </style:style>
    <style:style style:name="Table24.A" style:family="table-column">
      <style:table-column-properties style:column-width="0.1118in"/>
    </style:style>
    <style:style style:name="Table24.B" style:family="table-column">
      <style:table-column-properties style:column-width="5.016in"/>
    </style:style>
    <style:style style:name="Table24.A1" style:family="table-cell">
      <style:table-cell-properties style:vertical-align="middle" fo:padding="0.0194in" fo:border="none"/>
    </style:style>
    <style:style style:name="Table25" style:family="table">
      <style:table-properties style:width="2.9271in" table:align="left"/>
    </style:style>
    <style:style style:name="Table25.A" style:family="table-column">
      <style:table-column-properties style:column-width="0.1257in"/>
    </style:style>
    <style:style style:name="Table25.B" style:family="table-column">
      <style:table-column-properties style:column-width="2.8014in"/>
    </style:style>
    <style:style style:name="Table25.A1" style:family="table-cell">
      <style:table-cell-properties style:vertical-align="middle" fo:padding="0.0194in" fo:border="none"/>
    </style:style>
    <style:style style:name="Table26" style:family="table">
      <style:table-properties style:width="2.0236in" table:align="left"/>
    </style:style>
    <style:style style:name="Table26.A" style:family="table-column">
      <style:table-column-properties style:column-width="0.1257in"/>
    </style:style>
    <style:style style:name="Table26.B" style:family="table-column">
      <style:table-column-properties style:column-width="1.8979in"/>
    </style:style>
    <style:style style:name="Table26.A1" style:family="table-cell">
      <style:table-cell-properties style:vertical-align="middle" fo:padding="0.0194in" fo:border="none"/>
    </style:style>
    <style:style style:name="Table27" style:family="table">
      <style:table-properties style:width="3.4597in" table:align="left"/>
    </style:style>
    <style:style style:name="Table27.A" style:family="table-column">
      <style:table-column-properties style:column-width="0.1257in"/>
    </style:style>
    <style:style style:name="Table27.B" style:family="table-column">
      <style:table-column-properties style:column-width="3.334in"/>
    </style:style>
    <style:style style:name="Table27.A1" style:family="table-cell">
      <style:table-cell-properties style:vertical-align="middle" fo:padding="0.0194in" fo:border="none"/>
    </style:style>
    <style:style style:name="Table28" style:family="table">
      <style:table-properties style:width="6.6569in" table:align="left"/>
    </style:style>
    <style:style style:name="Table28.A" style:family="table-column">
      <style:table-column-properties style:column-width="1.5333in"/>
    </style:style>
    <style:style style:name="Table28.B" style:family="table-column">
      <style:table-column-properties style:column-width="5.1236in"/>
    </style:style>
    <style:style style:name="Table28.A1" style:family="table-cell">
      <style:table-cell-properties style:vertical-align="middle" fo:padding="0.0194in" fo:border="none"/>
    </style:style>
    <style:style style:name="Table28.B1" style:family="table-cell">
      <style:table-cell-properties fo:padding="0.0194in" fo:border="none"/>
    </style:style>
    <style:style style:name="Table29" style:family="table">
      <style:table-properties style:width="3.4375in" table:align="left"/>
    </style:style>
    <style:style style:name="Table29.A" style:family="table-column">
      <style:table-column-properties style:column-width="0.1118in"/>
    </style:style>
    <style:style style:name="Table29.B" style:family="table-column">
      <style:table-column-properties style:column-width="3.3257in"/>
    </style:style>
    <style:style style:name="Table29.A1" style:family="table-cell">
      <style:table-cell-properties style:vertical-align="middle" fo:padding="0.0194in" fo:border="none"/>
    </style:style>
    <style:style style:name="Table30" style:family="table">
      <style:table-properties style:width="2.375in" table:align="left"/>
    </style:style>
    <style:style style:name="Table30.A" style:family="table-column">
      <style:table-column-properties style:column-width="0.1118in"/>
    </style:style>
    <style:style style:name="Table30.B" style:family="table-column">
      <style:table-column-properties style:column-width="2.2632in"/>
    </style:style>
    <style:style style:name="Table30.A1" style:family="table-cell">
      <style:table-cell-properties style:vertical-align="middle" fo:padding="0.0194in" fo:border="none"/>
    </style:style>
    <style:style style:name="P1" style:family="paragraph" style:parent-style-name="Heading_20_3">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start" style:justify-single-word="false"/>
      <style:text-properties officeooo:paragraph-rsid="000a5663"/>
    </style:style>
    <style:style style:name="P4" style:family="paragraph" style:parent-style-name="Standard">
      <style:paragraph-properties fo:text-align="start" style:justify-single-word="false"/>
      <style:text-properties officeooo:paragraph-rsid="000ff44c"/>
    </style:style>
    <style:style style:name="P5" style:family="paragraph" style:parent-style-name="Standard">
      <style:paragraph-properties fo:text-align="start" style:justify-single-word="false"/>
      <style:text-properties officeooo:paragraph-rsid="0018b794"/>
    </style:style>
    <style:style style:name="P6" style:family="paragraph" style:parent-style-name="Standard">
      <style:paragraph-properties fo:text-align="start" style:justify-single-word="false"/>
      <style:text-properties officeooo:paragraph-rsid="001e7fc6"/>
    </style:style>
    <style:style style:name="P7" style:family="paragraph" style:parent-style-name="Standard">
      <style:paragraph-properties fo:text-align="start" style:justify-single-word="false"/>
      <style:text-properties officeooo:paragraph-rsid="00341585"/>
    </style:style>
    <style:style style:name="P8" style:family="paragraph" style:parent-style-name="Standard">
      <style:paragraph-properties fo:text-align="start" style:justify-single-word="false"/>
      <style:text-properties officeooo:paragraph-rsid="004e5740"/>
    </style:style>
    <style:style style:name="P9" style:family="paragraph" style:parent-style-name="Standard" style:list-style-name="L1">
      <style:paragraph-properties fo:text-align="start" style:justify-single-word="false"/>
      <style:text-properties officeooo:paragraph-rsid="004ee422"/>
    </style:style>
    <style:style style:name="P10" style:family="paragraph" style:parent-style-name="Standard">
      <style:paragraph-properties fo:text-align="start" style:justify-single-word="false"/>
      <style:text-properties officeooo:paragraph-rsid="0062fd74"/>
    </style:style>
    <style:style style:name="P11" style:family="paragraph" style:parent-style-name="Standard">
      <style:paragraph-properties fo:text-align="start" style:justify-single-word="false"/>
      <style:text-properties officeooo:paragraph-rsid="006e5da1"/>
    </style:style>
    <style:style style:name="P12" style:family="paragraph" style:parent-style-name="Standard">
      <style:paragraph-properties fo:text-align="start" style:justify-single-word="false"/>
      <style:text-properties officeooo:paragraph-rsid="007e9456"/>
    </style:style>
    <style:style style:name="P13" style:family="paragraph" style:parent-style-name="Standard">
      <style:paragraph-properties fo:text-align="start" style:justify-single-word="false"/>
      <style:text-properties officeooo:paragraph-rsid="00893364"/>
    </style:style>
    <style:style style:name="P14" style:family="paragraph" style:parent-style-name="Standard">
      <style:paragraph-properties fo:text-align="start" style:justify-single-word="false"/>
      <style:text-properties officeooo:paragraph-rsid="008c8a4b"/>
    </style:style>
    <style:style style:name="P15" style:family="paragraph" style:parent-style-name="Standard">
      <style:paragraph-properties fo:text-align="start" style:justify-single-word="false"/>
      <style:text-properties officeooo:paragraph-rsid="008e2640"/>
    </style:style>
    <style:style style:name="P16" style:family="paragraph" style:parent-style-name="Standard">
      <style:paragraph-properties fo:text-align="start" style:justify-single-word="false"/>
      <style:text-properties officeooo:paragraph-rsid="0093ba16"/>
    </style:style>
    <style:style style:name="P17" style:family="paragraph" style:parent-style-name="Standard">
      <style:paragraph-properties fo:text-align="start" style:justify-single-word="false"/>
      <style:text-properties officeooo:paragraph-rsid="00948cbd"/>
    </style:style>
    <style:style style:name="P18" style:family="paragraph" style:parent-style-name="Standard">
      <style:paragraph-properties fo:text-align="start" style:justify-single-word="false"/>
      <style:text-properties officeooo:paragraph-rsid="0095db16"/>
    </style:style>
    <style:style style:name="P19" style:family="paragraph" style:parent-style-name="Standard">
      <style:paragraph-properties fo:text-align="start" style:justify-single-word="false"/>
      <style:text-properties officeooo:paragraph-rsid="009828ef"/>
    </style:style>
    <style:style style:name="P20" style:family="paragraph" style:parent-style-name="Standard">
      <style:paragraph-properties fo:text-align="start" style:justify-single-word="false"/>
      <style:text-properties officeooo:paragraph-rsid="009c6e62"/>
    </style:style>
    <style:style style:name="P21" style:family="paragraph" style:parent-style-name="Standard">
      <style:paragraph-properties fo:text-align="center" style:justify-single-word="false"/>
      <style:text-properties fo:font-size="14pt" style:font-size-asian="14pt" style:font-size-complex="14pt"/>
    </style:style>
    <style:style style:name="P22" style:family="paragraph" style:parent-style-name="Standard">
      <style:paragraph-properties fo:text-align="start" style:justify-single-word="false"/>
      <style:text-properties fo:font-size="14pt" officeooo:rsid="00091eaa" officeooo:paragraph-rsid="00091eaa" style:font-size-asian="14pt" style:font-size-complex="14pt"/>
    </style:style>
    <style:style style:name="P23" style:family="paragraph" style:parent-style-name="Standard">
      <style:paragraph-properties fo:text-align="center" style:justify-single-word="false"/>
      <style:text-properties fo:font-size="14pt" fo:font-weight="bold" officeooo:rsid="00091eaa" officeooo:paragraph-rsid="00091eaa"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14pt" fo:font-weight="bold" officeooo:rsid="00091eaa" officeooo:paragraph-rsid="0021fd8f" style:font-size-asian="14pt" style:font-weight-asian="bold" style:font-size-complex="14pt" style:font-weight-complex="bold"/>
    </style:style>
    <style:style style:name="P25" style:family="paragraph" style:parent-style-name="Standard">
      <style:paragraph-properties fo:text-align="center" style:justify-single-word="false"/>
      <style:text-properties fo:font-size="14pt" fo:font-weight="bold" officeooo:rsid="0047774d" officeooo:paragraph-rsid="0047774d" style:font-size-asian="14pt" style:font-weight-asian="bold" style:font-size-complex="14pt" style:font-weight-complex="bold"/>
    </style:style>
    <style:style style:name="P26" style:family="paragraph" style:parent-style-name="Standard">
      <style:paragraph-properties fo:text-align="start" style:justify-single-word="false"/>
      <style:text-properties fo:font-size="12pt" fo:font-weight="bold" officeooo:rsid="000a5663" officeooo:paragraph-rsid="000a5663" style:font-size-asian="10.5pt" style:font-weight-asian="bold" style:font-size-complex="12pt" style:font-weight-complex="bold"/>
    </style:style>
    <style:style style:name="P27" style:family="paragraph" style:parent-style-name="Standard">
      <style:paragraph-properties fo:text-align="start" style:justify-single-word="false"/>
      <style:text-properties fo:font-size="12pt" fo:font-weight="bold" officeooo:rsid="0025ceaf" officeooo:paragraph-rsid="0025ceaf" style:font-size-asian="12pt" style:font-weight-asian="bold" style:font-size-complex="12pt" style:font-weight-complex="bold"/>
    </style:style>
    <style:style style:name="P28" style:family="paragraph" style:parent-style-name="Standard">
      <style:paragraph-properties fo:text-align="start" style:justify-single-word="false"/>
      <style:text-properties fo:font-size="12pt" fo:font-weight="bold" officeooo:rsid="002a1561" officeooo:paragraph-rsid="002a1561" style:font-size-asian="12pt" style:font-weight-asian="bold" style:font-size-complex="12pt" style:font-weight-complex="bold"/>
    </style:style>
    <style:style style:name="P29" style:family="paragraph" style:parent-style-name="Standard">
      <style:paragraph-properties fo:text-align="start" style:justify-single-word="false"/>
      <style:text-properties fo:font-size="12pt" fo:font-weight="bold" officeooo:rsid="002fcd0b" officeooo:paragraph-rsid="002fcd0b" style:font-size-asian="12pt" style:font-weight-asian="bold" style:font-size-complex="12pt" style:font-weight-complex="bold"/>
    </style:style>
    <style:style style:name="P30" style:family="paragraph" style:parent-style-name="Standard">
      <style:paragraph-properties fo:text-align="start" style:justify-single-word="false"/>
      <style:text-properties fo:font-size="12pt" fo:font-weight="bold" officeooo:rsid="0032a100" officeooo:paragraph-rsid="0032a100" style:font-size-asian="12pt" style:font-weight-asian="bold" style:font-size-complex="12pt" style:font-weight-complex="bold"/>
    </style:style>
    <style:style style:name="P31" style:family="paragraph" style:parent-style-name="Standard">
      <style:paragraph-properties fo:text-align="start" style:justify-single-word="false"/>
      <style:text-properties fo:font-size="12pt" fo:font-weight="normal" officeooo:rsid="000a5663" officeooo:paragraph-rsid="000a5663" style:font-size-asian="10.5pt" style:font-weight-asian="normal" style:font-size-complex="12pt" style:font-weight-complex="normal"/>
    </style:style>
    <style:style style:name="P32" style:family="paragraph" style:parent-style-name="Standard">
      <style:paragraph-properties fo:text-align="start" style:justify-single-word="false"/>
      <style:text-properties fo:font-size="12pt" fo:font-weight="normal" officeooo:rsid="0047774d" officeooo:paragraph-rsid="0047774d" style:font-size-asian="10.5pt" style:font-weight-asian="normal" style:font-size-complex="12pt" style:font-weight-complex="normal"/>
    </style:style>
    <style:style style:name="P33" style:family="paragraph" style:parent-style-name="Standard">
      <style:paragraph-properties fo:text-align="start" style:justify-single-word="false"/>
      <style:text-properties fo:font-size="12pt" fo:font-weight="normal" officeooo:rsid="004bb9ac" officeooo:paragraph-rsid="004bb9ac" style:font-size-asian="10.5pt" style:font-weight-asian="normal" style:font-size-complex="12pt" style:font-weight-complex="normal"/>
    </style:style>
    <style:style style:name="P34" style:family="paragraph" style:parent-style-name="Standard">
      <style:paragraph-properties fo:text-align="start" style:justify-single-word="false"/>
      <style:text-properties fo:font-size="12pt" fo:font-weight="normal" officeooo:rsid="004e5740" officeooo:paragraph-rsid="004e5740" style:font-size-asian="10.5pt" style:font-weight-asian="normal" style:font-size-complex="12pt" style:font-weight-complex="normal"/>
    </style:style>
    <style:style style:name="P35" style:family="paragraph" style:parent-style-name="Standard">
      <style:paragraph-properties fo:text-align="start" style:justify-single-word="false"/>
      <style:text-properties fo:font-size="12pt" fo:font-weight="normal" officeooo:rsid="00091eaa" officeooo:paragraph-rsid="0021fd8f" style:font-size-asian="12pt" style:font-weight-asian="normal" style:font-size-complex="12pt" style:font-weight-complex="normal"/>
    </style:style>
    <style:style style:name="P36" style:family="paragraph" style:parent-style-name="Standard">
      <style:paragraph-properties fo:text-align="start" style:justify-single-word="false"/>
      <style:text-properties fo:font-size="12pt" fo:font-weight="normal" officeooo:rsid="00253ed4" officeooo:paragraph-rsid="00253ed4"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font-size="12pt" fo:font-weight="normal" officeooo:rsid="0025ceaf" officeooo:paragraph-rsid="0025ceaf"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font-size="12pt" fo:font-weight="normal" officeooo:rsid="002a1561" officeooo:paragraph-rsid="002a1561"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25ceaf" officeooo:paragraph-rsid="0025ceaf"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officeooo:rsid="000b90ba" officeooo:paragraph-rsid="000b90ba"/>
    </style:style>
    <style:style style:name="P41" style:family="paragraph" style:parent-style-name="Standard">
      <style:paragraph-properties fo:text-align="start" style:justify-single-word="false"/>
      <style:text-properties fo:font-weight="bold" officeooo:rsid="000b90ba" officeooo:paragraph-rsid="000b90ba" style:font-weight-asian="bold" style:font-weight-complex="bold"/>
    </style:style>
    <style:style style:name="P42" style:family="paragraph" style:parent-style-name="Standard">
      <style:paragraph-properties fo:text-align="start" style:justify-single-word="false"/>
      <style:text-properties fo:font-weight="bold" officeooo:rsid="000d217f" officeooo:paragraph-rsid="000d217f" style:font-weight-asian="bold" style:font-weight-complex="bold"/>
    </style:style>
    <style:style style:name="P43" style:family="paragraph" style:parent-style-name="Standard">
      <style:paragraph-properties fo:text-align="start" style:justify-single-word="false"/>
      <style:text-properties fo:font-weight="bold" officeooo:rsid="000e1c16" officeooo:paragraph-rsid="000e1c16" style:font-weight-asian="bold" style:font-weight-complex="bold"/>
    </style:style>
    <style:style style:name="P44" style:family="paragraph" style:parent-style-name="Standard">
      <style:paragraph-properties fo:text-align="start" style:justify-single-word="false"/>
      <style:text-properties fo:font-weight="bold" officeooo:rsid="0010c912" officeooo:paragraph-rsid="0010c912" style:font-weight-asian="bold" style:font-weight-complex="bold"/>
    </style:style>
    <style:style style:name="P45" style:family="paragraph" style:parent-style-name="Standard">
      <style:paragraph-properties fo:text-align="start" style:justify-single-word="false"/>
      <style:text-properties fo:font-weight="bold" officeooo:rsid="0010c912" officeooo:paragraph-rsid="000ff44c" style:font-weight-asian="bold" style:font-weight-complex="bold"/>
    </style:style>
    <style:style style:name="P46" style:family="paragraph" style:parent-style-name="Standard">
      <style:paragraph-properties fo:text-align="start" style:justify-single-word="false"/>
      <style:text-properties fo:font-weight="bold" officeooo:rsid="0010c912" officeooo:paragraph-rsid="0012f19e" style:font-weight-asian="bold" style:font-weight-complex="bold"/>
    </style:style>
    <style:style style:name="P47" style:family="paragraph" style:parent-style-name="Standard">
      <style:paragraph-properties fo:text-align="start" style:justify-single-word="false"/>
      <style:text-properties fo:font-weight="bold" officeooo:rsid="00141001" officeooo:paragraph-rsid="00141001" style:font-weight-asian="bold" style:font-weight-complex="bold"/>
    </style:style>
    <style:style style:name="P48" style:family="paragraph" style:parent-style-name="Standard">
      <style:paragraph-properties fo:text-align="start" style:justify-single-word="false"/>
      <style:text-properties fo:font-weight="bold" officeooo:rsid="00196a5e" officeooo:paragraph-rsid="00196a5e" style:font-weight-asian="bold" style:font-weight-complex="bold"/>
    </style:style>
    <style:style style:name="P49" style:family="paragraph" style:parent-style-name="Standard">
      <style:paragraph-properties fo:text-align="start" style:justify-single-word="false"/>
      <style:text-properties fo:font-weight="bold" officeooo:rsid="00204859" officeooo:paragraph-rsid="00204859" style:font-weight-asian="bold" style:font-weight-complex="bold"/>
    </style:style>
    <style:style style:name="P50" style:family="paragraph" style:parent-style-name="Standard">
      <style:paragraph-properties fo:text-align="start" style:justify-single-word="false"/>
      <style:text-properties fo:font-weight="bold" officeooo:rsid="0037df67" officeooo:paragraph-rsid="0037df67" style:font-weight-asian="bold" style:font-weight-complex="bold"/>
    </style:style>
    <style:style style:name="P51" style:family="paragraph" style:parent-style-name="Standard">
      <style:paragraph-properties fo:text-align="start" style:justify-single-word="false"/>
      <style:text-properties fo:font-weight="bold" officeooo:rsid="00404423" officeooo:paragraph-rsid="00404423" style:font-weight-asian="bold" style:font-weight-complex="bold"/>
    </style:style>
    <style:style style:name="P52" style:family="paragraph" style:parent-style-name="Standard">
      <style:paragraph-properties fo:text-align="start" style:justify-single-word="false"/>
      <style:text-properties fo:font-weight="bold" officeooo:rsid="004f8222" officeooo:paragraph-rsid="004f8222" style:font-weight-asian="bold" style:font-weight-complex="bold"/>
    </style:style>
    <style:style style:name="P53" style:family="paragraph" style:parent-style-name="Standard">
      <style:paragraph-properties fo:text-align="start" style:justify-single-word="false"/>
      <style:text-properties fo:font-weight="bold" officeooo:rsid="005171b5" officeooo:paragraph-rsid="005171b5" style:font-weight-asian="bold" style:font-weight-complex="bold"/>
    </style:style>
    <style:style style:name="P54" style:family="paragraph" style:parent-style-name="Standard">
      <style:paragraph-properties fo:text-align="start" style:justify-single-word="false"/>
      <style:text-properties fo:font-weight="bold" officeooo:rsid="00576eaa" officeooo:paragraph-rsid="00576eaa" style:font-weight-asian="bold" style:font-weight-complex="bold"/>
    </style:style>
    <style:style style:name="P55" style:family="paragraph" style:parent-style-name="Standard">
      <style:paragraph-properties fo:text-align="start" style:justify-single-word="false"/>
      <style:text-properties fo:font-weight="bold" officeooo:rsid="005b4ab8" officeooo:paragraph-rsid="005b4ab8" style:font-weight-asian="bold" style:font-weight-complex="bold"/>
    </style:style>
    <style:style style:name="P56" style:family="paragraph" style:parent-style-name="Standard">
      <style:paragraph-properties fo:text-align="center" style:justify-single-word="false"/>
      <style:text-properties fo:font-weight="bold" officeooo:rsid="005b4ab8" officeooo:paragraph-rsid="005b4ab8" style:font-weight-asian="bold" style:font-weight-complex="bold"/>
    </style:style>
    <style:style style:name="P57" style:family="paragraph" style:parent-style-name="Standard">
      <style:paragraph-properties fo:text-align="start" style:justify-single-word="false"/>
      <style:text-properties fo:font-weight="bold" officeooo:rsid="0061959b" officeooo:paragraph-rsid="0061959b" style:font-weight-asian="bold" style:font-weight-complex="bold"/>
    </style:style>
    <style:style style:name="P58" style:family="paragraph" style:parent-style-name="Standard">
      <style:paragraph-properties fo:text-align="start" style:justify-single-word="false"/>
      <style:text-properties fo:font-weight="bold" officeooo:rsid="0064c4ab" officeooo:paragraph-rsid="0064c4ab" style:font-weight-asian="bold" style:font-weight-complex="bold"/>
    </style:style>
    <style:style style:name="P59" style:family="paragraph" style:parent-style-name="Standard">
      <style:paragraph-properties fo:text-align="start" style:justify-single-word="false"/>
      <style:text-properties fo:font-weight="bold" officeooo:rsid="0068e8ca" officeooo:paragraph-rsid="0068e8ca" style:font-weight-asian="bold" style:font-weight-complex="bold"/>
    </style:style>
    <style:style style:name="P60" style:family="paragraph" style:parent-style-name="Standard">
      <style:paragraph-properties fo:text-align="start" style:justify-single-word="false"/>
      <style:text-properties fo:font-weight="bold" officeooo:rsid="006aa4c5" officeooo:paragraph-rsid="006aa4c5" style:font-weight-asian="bold" style:font-weight-complex="bold"/>
    </style:style>
    <style:style style:name="P61" style:family="paragraph" style:parent-style-name="Standard">
      <style:paragraph-properties fo:text-align="start" style:justify-single-word="false"/>
      <style:text-properties fo:font-weight="bold" officeooo:rsid="006e5da1" officeooo:paragraph-rsid="006e5da1" style:font-weight-asian="bold" style:font-weight-complex="bold"/>
    </style:style>
    <style:style style:name="P62" style:family="paragraph" style:parent-style-name="Standard">
      <style:paragraph-properties fo:text-align="start" style:justify-single-word="false"/>
      <style:text-properties fo:font-weight="bold" officeooo:rsid="007247c5" officeooo:paragraph-rsid="007247c5" style:font-weight-asian="bold" style:font-weight-complex="bold"/>
    </style:style>
    <style:style style:name="P63" style:family="paragraph" style:parent-style-name="Standard">
      <style:paragraph-properties fo:text-align="start" style:justify-single-word="false"/>
      <style:text-properties fo:font-weight="bold" officeooo:rsid="00794595" officeooo:paragraph-rsid="00794595" style:font-weight-asian="bold" style:font-weight-complex="bold"/>
    </style:style>
    <style:style style:name="P64" style:family="paragraph" style:parent-style-name="Standard">
      <style:paragraph-properties fo:text-align="center" style:justify-single-word="false"/>
      <style:text-properties fo:font-weight="bold" officeooo:rsid="00794595" officeooo:paragraph-rsid="00794595" style:font-weight-asian="bold" style:font-weight-complex="bold"/>
    </style:style>
    <style:style style:name="P65" style:family="paragraph" style:parent-style-name="Standard">
      <style:paragraph-properties fo:text-align="start" style:justify-single-word="false"/>
      <style:text-properties fo:font-weight="bold" officeooo:rsid="007e9456" officeooo:paragraph-rsid="007e9456" style:font-weight-asian="bold" style:font-weight-complex="bold"/>
    </style:style>
    <style:style style:name="P66" style:family="paragraph" style:parent-style-name="Standard">
      <style:paragraph-properties fo:text-align="start" style:justify-single-word="false"/>
      <style:text-properties fo:font-weight="bold" officeooo:rsid="008ad9d4" officeooo:paragraph-rsid="008ad9d4" style:font-weight-asian="bold" style:font-weight-complex="bold"/>
    </style:style>
    <style:style style:name="P67" style:family="paragraph" style:parent-style-name="Standard">
      <style:paragraph-properties fo:text-align="start" style:justify-single-word="false"/>
      <style:text-properties fo:font-weight="bold" officeooo:rsid="00948cbd" officeooo:paragraph-rsid="00948cbd" style:font-weight-asian="bold" style:font-weight-complex="bold"/>
    </style:style>
    <style:style style:name="P68" style:family="paragraph" style:parent-style-name="Standard">
      <style:paragraph-properties fo:text-align="center" style:justify-single-word="false"/>
      <style:text-properties fo:font-weight="bold" officeooo:rsid="009618ab" officeooo:paragraph-rsid="009618ab" style:font-weight-asian="bold" style:font-weight-complex="bold"/>
    </style:style>
    <style:style style:name="P69" style:family="paragraph" style:parent-style-name="Standard">
      <style:paragraph-properties fo:text-align="start" style:justify-single-word="false"/>
      <style:text-properties fo:font-weight="bold" officeooo:rsid="009c6e62" officeooo:paragraph-rsid="009c6e62" style:font-weight-asian="bold" style:font-weight-complex="bold"/>
    </style:style>
    <style:style style:name="P70" style:family="paragraph" style:parent-style-name="Standard">
      <style:paragraph-properties fo:text-align="start" style:justify-single-word="false"/>
      <style:text-properties fo:font-weight="bold" officeooo:rsid="009d9a25" officeooo:paragraph-rsid="009d9a25" style:font-weight-asian="bold" style:font-weight-complex="bold"/>
    </style:style>
    <style:style style:name="P71" style:family="paragraph" style:parent-style-name="Standard">
      <style:paragraph-properties fo:text-align="start" style:justify-single-word="false"/>
      <style:text-properties fo:font-weight="normal" officeooo:paragraph-rsid="00341585" style:font-weight-asian="normal" style:font-weight-complex="normal"/>
    </style:style>
    <style:style style:name="P72" style:family="paragraph" style:parent-style-name="Standard">
      <style:paragraph-properties fo:text-align="start" style:justify-single-word="false"/>
      <style:text-properties fo:font-weight="normal" officeooo:rsid="000d217f" officeooo:paragraph-rsid="000d217f" style:font-weight-asian="normal" style:font-weight-complex="normal"/>
    </style:style>
    <style:style style:name="P73" style:family="paragraph" style:parent-style-name="Standard">
      <style:paragraph-properties fo:text-align="start" style:justify-single-word="false"/>
      <style:text-properties fo:font-weight="normal" officeooo:rsid="000e1c16" officeooo:paragraph-rsid="000e1c16" style:font-weight-asian="normal" style:font-weight-complex="normal"/>
    </style:style>
    <style:style style:name="P74" style:family="paragraph" style:parent-style-name="Standard">
      <style:paragraph-properties fo:text-align="start" style:justify-single-word="false"/>
      <style:text-properties fo:font-weight="normal" officeooo:rsid="00141001" officeooo:paragraph-rsid="00141001" style:font-weight-asian="normal" style:font-weight-complex="normal"/>
    </style:style>
    <style:style style:name="P75" style:family="paragraph" style:parent-style-name="Standard">
      <style:paragraph-properties fo:text-align="start" style:justify-single-word="false"/>
      <style:text-properties fo:font-weight="normal" officeooo:rsid="0018b794" officeooo:paragraph-rsid="0018b794" style:font-weight-asian="normal" style:font-weight-complex="normal"/>
    </style:style>
    <style:style style:name="P76" style:family="paragraph" style:parent-style-name="Standard">
      <style:paragraph-properties fo:text-align="start" style:justify-single-word="false"/>
      <style:text-properties fo:font-weight="normal" officeooo:rsid="00196a5e" officeooo:paragraph-rsid="00196a5e" style:font-weight-asian="normal" style:font-weight-complex="normal"/>
    </style:style>
    <style:style style:name="P77" style:family="paragraph" style:parent-style-name="Standard">
      <style:paragraph-properties fo:text-align="start" style:justify-single-word="false"/>
      <style:text-properties fo:font-weight="normal" officeooo:rsid="001e7fc6" officeooo:paragraph-rsid="001e7fc6" style:font-weight-asian="normal" style:font-weight-complex="normal"/>
    </style:style>
    <style:style style:name="P78" style:family="paragraph" style:parent-style-name="Standard">
      <style:paragraph-properties fo:text-align="start" style:justify-single-word="false"/>
      <style:text-properties fo:font-weight="normal" officeooo:rsid="0037df67" officeooo:paragraph-rsid="0037df67" style:font-weight-asian="normal" style:font-weight-complex="normal"/>
    </style:style>
    <style:style style:name="P79" style:family="paragraph" style:parent-style-name="Standard">
      <style:paragraph-properties fo:text-align="start" style:justify-single-word="false"/>
      <style:text-properties fo:font-weight="normal" officeooo:rsid="00404423" officeooo:paragraph-rsid="00404423" style:font-weight-asian="normal" style:font-weight-complex="normal"/>
    </style:style>
    <style:style style:name="P80" style:family="paragraph" style:parent-style-name="Standard">
      <style:paragraph-properties fo:text-align="start" style:justify-single-word="false"/>
      <style:text-properties fo:font-weight="normal" officeooo:rsid="00438da0" officeooo:paragraph-rsid="00438da0" style:font-weight-asian="normal" style:font-weight-complex="normal"/>
    </style:style>
    <style:style style:name="P81" style:family="paragraph" style:parent-style-name="Standard">
      <style:paragraph-properties fo:text-align="start" style:justify-single-word="false"/>
      <style:text-properties fo:font-weight="normal" officeooo:rsid="0050628d" officeooo:paragraph-rsid="0050628d" style:font-weight-asian="normal" style:font-weight-complex="normal"/>
    </style:style>
    <style:style style:name="P82" style:family="paragraph" style:parent-style-name="Standard">
      <style:paragraph-properties fo:text-align="start" style:justify-single-word="false"/>
      <style:text-properties fo:font-weight="normal" officeooo:rsid="005171b5" officeooo:paragraph-rsid="005171b5" style:font-weight-asian="normal" style:font-weight-complex="normal"/>
    </style:style>
    <style:style style:name="P83" style:family="paragraph" style:parent-style-name="Standard">
      <style:paragraph-properties fo:text-align="start" style:justify-single-word="false"/>
      <style:text-properties fo:font-weight="normal" officeooo:rsid="005171b5" officeooo:paragraph-rsid="00572898" style:font-weight-asian="normal" style:font-weight-complex="normal"/>
    </style:style>
    <style:style style:name="P84" style:family="paragraph" style:parent-style-name="Standard">
      <style:paragraph-properties fo:text-align="start" style:justify-single-word="false"/>
      <style:text-properties fo:font-weight="normal" officeooo:rsid="00576eaa" officeooo:paragraph-rsid="00576eaa" style:font-weight-asian="normal" style:font-weight-complex="normal"/>
    </style:style>
    <style:style style:name="P85" style:family="paragraph" style:parent-style-name="Standard">
      <style:paragraph-properties fo:text-align="start" style:justify-single-word="false"/>
      <style:text-properties fo:font-weight="normal" officeooo:rsid="005ad85c" officeooo:paragraph-rsid="005ad85c" style:font-weight-asian="normal" style:font-weight-complex="normal"/>
    </style:style>
    <style:style style:name="P86" style:family="paragraph" style:parent-style-name="Standard">
      <style:paragraph-properties fo:text-align="start" style:justify-single-word="false"/>
      <style:text-properties fo:font-weight="normal" officeooo:rsid="005b4ab8" officeooo:paragraph-rsid="005b4ab8" style:font-weight-asian="normal" style:font-weight-complex="normal"/>
    </style:style>
    <style:style style:name="P87" style:family="paragraph" style:parent-style-name="Standard">
      <style:paragraph-properties fo:text-align="start" style:justify-single-word="false"/>
      <style:text-properties fo:font-weight="normal" officeooo:rsid="0061959b" officeooo:paragraph-rsid="0061959b" style:font-weight-asian="normal" style:font-weight-complex="normal"/>
    </style:style>
    <style:style style:name="P88" style:family="paragraph" style:parent-style-name="Standard">
      <style:paragraph-properties fo:text-align="start" style:justify-single-word="false"/>
      <style:text-properties fo:font-weight="normal" officeooo:rsid="0064c4ab" officeooo:paragraph-rsid="0064c4ab" style:font-weight-asian="normal" style:font-weight-complex="normal"/>
    </style:style>
    <style:style style:name="P89" style:family="paragraph" style:parent-style-name="Standard">
      <style:paragraph-properties fo:text-align="start" style:justify-single-word="false"/>
      <style:text-properties fo:font-weight="normal" officeooo:rsid="0068e8ca" officeooo:paragraph-rsid="0068e8ca" style:font-weight-asian="normal" style:font-weight-complex="normal"/>
    </style:style>
    <style:style style:name="P90" style:family="paragraph" style:parent-style-name="Standard">
      <style:paragraph-properties fo:text-align="start" style:justify-single-word="false"/>
      <style:text-properties fo:font-weight="normal" officeooo:rsid="006aa4c5" officeooo:paragraph-rsid="006aa4c5" style:font-weight-asian="normal" style:font-weight-complex="normal"/>
    </style:style>
    <style:style style:name="P91" style:family="paragraph" style:parent-style-name="Standard">
      <style:paragraph-properties fo:text-align="start" style:justify-single-word="false"/>
      <style:text-properties fo:font-weight="normal" officeooo:rsid="006e5da1" officeooo:paragraph-rsid="006e5da1" style:font-weight-asian="normal" style:font-weight-complex="normal"/>
    </style:style>
    <style:style style:name="P92" style:family="paragraph" style:parent-style-name="Standard">
      <style:paragraph-properties fo:text-align="start" style:justify-single-word="false"/>
      <style:text-properties fo:font-weight="normal" officeooo:rsid="007247c5" officeooo:paragraph-rsid="007247c5" style:font-weight-asian="normal" style:font-weight-complex="normal"/>
    </style:style>
    <style:style style:name="P93" style:family="paragraph" style:parent-style-name="Standard">
      <style:paragraph-properties fo:text-align="start" style:justify-single-word="false"/>
      <style:text-properties fo:font-weight="normal" officeooo:rsid="00794595" officeooo:paragraph-rsid="00794595" style:font-weight-asian="normal" style:font-weight-complex="normal"/>
    </style:style>
    <style:style style:name="P94" style:family="paragraph" style:parent-style-name="Standard">
      <style:paragraph-properties fo:text-align="center" style:justify-single-word="false"/>
      <style:text-properties fo:font-weight="normal" officeooo:rsid="00794595" officeooo:paragraph-rsid="00794595" style:font-weight-asian="normal" style:font-weight-complex="normal"/>
    </style:style>
    <style:style style:name="P95" style:family="paragraph" style:parent-style-name="Standard">
      <style:paragraph-properties fo:text-align="start" style:justify-single-word="false"/>
      <style:text-properties fo:font-weight="normal" officeooo:rsid="007e9456" officeooo:paragraph-rsid="007e9456" style:font-weight-asian="normal" style:font-weight-complex="normal"/>
    </style:style>
    <style:style style:name="P96" style:family="paragraph" style:parent-style-name="Standard">
      <style:paragraph-properties fo:text-align="start" style:justify-single-word="false"/>
      <style:text-properties fo:font-weight="normal" officeooo:rsid="00948cbd" officeooo:paragraph-rsid="00948cbd" style:font-weight-asian="normal" style:font-weight-complex="normal"/>
    </style:style>
    <style:style style:name="P97" style:family="paragraph" style:parent-style-name="Standard">
      <style:paragraph-properties fo:text-align="start" style:justify-single-word="false"/>
      <style:text-properties fo:font-weight="normal" officeooo:rsid="009618ab" officeooo:paragraph-rsid="009618ab" style:font-weight-asian="normal" style:font-weight-complex="normal"/>
    </style:style>
    <style:style style:name="P98" style:family="paragraph" style:parent-style-name="Standard">
      <style:paragraph-properties fo:text-align="start" style:justify-single-word="false"/>
      <style:text-properties fo:font-weight="normal" officeooo:rsid="009618ab" officeooo:paragraph-rsid="009828ef" style:font-weight-asian="normal" style:font-weight-complex="normal"/>
    </style:style>
    <style:style style:name="P99" style:family="paragraph" style:parent-style-name="Standard">
      <style:paragraph-properties fo:text-align="start" style:justify-single-word="false"/>
      <style:text-properties fo:font-weight="normal" officeooo:rsid="009d9a25" officeooo:paragraph-rsid="009d9a25" style:font-weight-asian="normal" style:font-weight-complex="normal"/>
    </style:style>
    <style:style style:name="P100" style:family="paragraph" style:parent-style-name="Standard">
      <style:paragraph-properties fo:text-align="start" style:justify-single-word="false"/>
      <style:text-properties fo:font-weight="normal" officeooo:rsid="009dbe91" officeooo:paragraph-rsid="009dbe91" style:font-weight-asian="normal" style:font-weight-complex="normal"/>
    </style:style>
    <style:style style:name="P101" style:family="paragraph" style:parent-style-name="Standard">
      <style:paragraph-properties fo:text-align="start" style:justify-single-word="false"/>
      <style:text-properties officeooo:rsid="00206faf" officeooo:paragraph-rsid="00206faf"/>
    </style:style>
    <style:style style:name="P102" style:family="paragraph" style:parent-style-name="Standard">
      <style:paragraph-properties fo:text-align="start" style:justify-single-word="false"/>
      <style:text-properties officeooo:rsid="00206faf" officeooo:paragraph-rsid="0021fd8f"/>
    </style:style>
    <style:style style:name="P103" style:family="paragraph" style:parent-style-name="Standard">
      <style:paragraph-properties fo:text-align="start" style:justify-single-word="false"/>
      <style:text-properties officeooo:rsid="00207ca1" officeooo:paragraph-rsid="00207ca1"/>
    </style:style>
    <style:style style:name="P104" style:family="paragraph" style:parent-style-name="Standard">
      <style:paragraph-properties fo:text-align="start" style:justify-single-word="false"/>
      <style:text-properties officeooo:rsid="004ee422" officeooo:paragraph-rsid="004ee422"/>
    </style:style>
    <style:style style:name="P105" style:family="paragraph" style:parent-style-name="Standard" style:list-style-name="L1">
      <style:paragraph-properties fo:text-align="start" style:justify-single-word="false"/>
      <style:text-properties officeooo:rsid="004f8222" officeooo:paragraph-rsid="004f8222"/>
    </style:style>
    <style:style style:name="P106" style:family="paragraph" style:parent-style-name="Standard">
      <style:paragraph-properties fo:text-align="start" style:justify-single-word="false"/>
      <style:text-properties officeooo:rsid="004f8222" officeooo:paragraph-rsid="004f8222"/>
    </style:style>
    <style:style style:name="P107" style:family="paragraph" style:parent-style-name="Standard">
      <style:paragraph-properties fo:text-align="start" style:justify-single-word="false"/>
      <style:text-properties officeooo:rsid="0078a6e3" officeooo:paragraph-rsid="0078a6e3"/>
    </style:style>
    <style:style style:name="P108" style:family="paragraph" style:parent-style-name="Standard">
      <style:paragraph-properties fo:text-align="start" style:justify-single-word="false"/>
      <style:text-properties officeooo:rsid="008e2640" officeooo:paragraph-rsid="008e2640"/>
    </style:style>
    <style:style style:name="P109" style:family="paragraph" style:parent-style-name="Standard">
      <style:paragraph-properties fo:text-align="start" style:justify-single-word="false"/>
      <style:text-properties officeooo:rsid="0093ba16" officeooo:paragraph-rsid="0093ba16"/>
    </style:style>
    <style:style style:name="P110" style:family="paragraph" style:parent-style-name="Standard">
      <style:paragraph-properties fo:text-align="start" style:justify-single-word="false"/>
      <style:text-properties style:text-underline-style="none" officeooo:paragraph-rsid="00948cbd"/>
    </style:style>
    <style:style style:name="P111" style:family="paragraph" style:parent-style-name="Table_20_Contents">
      <style:text-properties fo:font-size="2pt" style:font-size-asian="2pt" style:font-size-complex="2pt"/>
    </style:style>
    <style:style style:name="P112" style:family="paragraph" style:parent-style-name="Table_20_Contents">
      <style:text-properties officeooo:paragraph-rsid="0074d08b"/>
    </style:style>
    <style:style style:name="P113" style:family="paragraph" style:parent-style-name="Table_20_Contents">
      <style:text-properties style:text-underline-style="none"/>
    </style:style>
    <style:style style:name="P114" style:family="paragraph" style:parent-style-name="Text_20_body">
      <style:paragraph-properties fo:text-align="start" style:justify-single-word="false"/>
      <style:text-properties fo:font-size="12pt" fo:font-weight="normal" officeooo:rsid="002fcd0b" officeooo:paragraph-rsid="002fcd0b" style:font-size-asian="12pt" style:font-weight-asian="normal" style:font-size-complex="12pt" style:font-weight-complex="normal"/>
    </style:style>
    <style:style style:name="P115" style:family="paragraph" style:parent-style-name="Text_20_body">
      <style:paragraph-properties fo:text-align="start" style:justify-single-word="false"/>
      <style:text-properties fo:font-size="12pt" fo:font-weight="normal" officeooo:rsid="0082dbb1" officeooo:paragraph-rsid="0082dbb1" style:font-size-asian="12pt" style:font-weight-asian="normal" style:font-size-complex="12pt" style:font-weight-complex="normal"/>
    </style:style>
    <style:style style:name="P116" style:family="paragraph" style:parent-style-name="Text_20_body" style:list-style-name="L2"/>
    <style:style style:name="P117" style:family="paragraph" style:parent-style-name="Text_20_body">
      <style:paragraph-properties fo:text-align="start" style:justify-single-word="false"/>
      <style:text-properties fo:font-weight="normal" officeooo:rsid="005b4ab8" officeooo:paragraph-rsid="005b4ab8" style:font-weight-asian="normal" style:font-weight-complex="normal"/>
    </style:style>
    <style:style style:name="P118" style:family="paragraph" style:parent-style-name="Text_20_body">
      <style:paragraph-properties fo:text-align="start" style:justify-single-word="false"/>
      <style:text-properties fo:font-weight="normal" officeooo:rsid="007e9456" officeooo:paragraph-rsid="007e9456" style:font-weight-asian="normal" style:font-weight-complex="normal"/>
    </style:style>
    <style:style style:name="P119" style:family="paragraph" style:parent-style-name="Text_20_body">
      <style:paragraph-properties fo:text-align="start" style:justify-single-word="false"/>
      <style:text-properties fo:font-weight="normal" officeooo:rsid="0082dbb1" officeooo:paragraph-rsid="0082dbb1" style:font-weight-asian="normal" style:font-weight-complex="normal"/>
    </style:style>
    <style:style style:name="P120" style:family="paragraph" style:parent-style-name="Text_20_body">
      <style:paragraph-properties fo:text-align="start" style:justify-single-word="false"/>
      <style:text-properties fo:font-weight="bold" officeooo:rsid="0082dbb1" officeooo:paragraph-rsid="0082dbb1" style:font-weight-asian="bold" style:font-weight-complex="bold"/>
    </style:style>
    <style:style style:name="P121" style:family="paragraph" style:parent-style-name="Text_20_body" style:list-style-name="L2">
      <style:paragraph-properties fo:margin-top="0in" fo:margin-bottom="0in" style:contextual-spacing="false"/>
    </style:style>
    <style:style style:name="T1" style:family="text">
      <style:text-properties fo:font-size="14pt" style:font-size-asian="14pt" style:font-size-complex="14pt"/>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0a5663" style:font-size-asian="10.5pt" style:font-weight-asian="normal" style:font-size-complex="12pt" style:font-weight-complex="normal"/>
    </style:style>
    <style:style style:name="T4" style:family="text">
      <style:text-properties fo:font-size="12pt" fo:font-style="normal" fo:font-weight="bold" style:font-size-asian="10.5pt" style:font-style-asian="normal" style:font-weight-asian="bold" style:font-size-complex="12pt" style:font-style-complex="normal" style:font-weight-complex="bold"/>
    </style:style>
    <style:style style:name="T5" style:family="text">
      <style:text-properties fo:font-size="12pt" fo:font-style="normal" fo:font-weight="normal" officeooo:rsid="00341585" style:font-size-asian="12pt" style:font-style-asian="normal" style:font-weight-asian="normal" style:font-size-complex="12pt" style:font-style-complex="normal" style:font-weight-complex="normal"/>
    </style:style>
    <style:style style:name="T6" style:family="text">
      <style:text-properties fo:font-size="12pt" fo:font-style="normal" fo:font-weight="normal" style:font-size-asian="10.5pt" style:font-style-asian="normal" style:font-weight-asian="normal" style:font-size-complex="12pt" style:font-style-complex="normal" style:font-weight-complex="normal"/>
    </style:style>
    <style:style style:name="T7" style:family="text">
      <style:text-properties fo:font-size="12pt" fo:font-style="normal" fo:font-weight="normal" officeooo:rsid="004e5740" style:font-size-asian="10.5pt" style:font-style-asian="normal" style:font-weight-asian="normal" style:font-size-complex="12pt" style:font-style-complex="normal" style:font-weight-complex="normal"/>
    </style:style>
    <style:style style:name="T8" style:family="text">
      <style:text-properties fo:font-size="12pt" fo:font-style="normal" fo:font-weight="normal" officeooo:rsid="004ee422" style:font-size-asian="10.5pt" style:font-style-asian="normal" style:font-weight-asian="normal" style:font-size-complex="12pt" style:font-style-complex="normal" style:font-weight-complex="normal"/>
    </style:style>
    <style:style style:name="T9" style:family="text">
      <style:text-properties fo:font-size="12pt" fo:font-style="normal" style:font-size-asian="12pt" style:font-style-asian="normal" style:font-size-complex="12pt" style:font-style-complex="normal"/>
    </style:style>
    <style:style style:name="T10" style:family="text">
      <style:text-properties fo:font-size="12pt" fo:font-style="normal" officeooo:rsid="00341585" style:font-size-asian="12pt" style:font-style-asian="normal" style:font-size-complex="12pt" style:font-style-complex="normal"/>
    </style:style>
    <style:style style:name="T11" style:family="text">
      <style:text-properties fo:font-size="12pt" fo:font-style="normal" officeooo:rsid="0035eeb9" style:font-size-asian="12pt" style:font-style-asian="normal" style:font-size-complex="12pt" style:font-style-complex="normal"/>
    </style:style>
    <style:style style:name="T12" style:family="text">
      <style:text-properties fo:font-size="12pt" fo:font-style="normal" officeooo:rsid="00399aa7" style:font-size-asian="12pt" style:font-style-asian="normal" style:font-size-complex="12pt" style:font-style-complex="normal"/>
    </style:style>
    <style:style style:name="T13" style:family="text">
      <style:text-properties fo:font-size="12pt" fo:font-style="normal" officeooo:rsid="003b95f2" style:font-size-asian="12pt" style:font-style-asian="normal" style:font-size-complex="12pt" style:font-style-complex="normal"/>
    </style:style>
    <style:style style:name="T14" style:family="text">
      <style:text-properties fo:font-size="12pt" fo:font-style="normal" officeooo:rsid="003c3a90" style:font-size-asian="12pt" style:font-style-asian="normal" style:font-size-complex="12pt" style:font-style-complex="normal"/>
    </style:style>
    <style:style style:name="T15" style:family="text">
      <style:text-properties fo:font-size="12pt" fo:font-style="normal" style:font-size-asian="10.5pt" style:font-style-asian="normal" style:font-size-complex="12pt" style:font-style-complex="normal"/>
    </style:style>
    <style:style style:name="T16" style:family="text">
      <style:text-properties fo:font-weight="bold" style:font-weight-asian="bold" style:font-weight-complex="bold"/>
    </style:style>
    <style:style style:name="T17" style:family="text">
      <style:text-properties fo:font-weight="bold" officeooo:rsid="0018b794" style:font-weight-asian="bold" style:font-weight-complex="bold"/>
    </style:style>
    <style:style style:name="T18" style:family="text">
      <style:text-properties fo:font-weight="bold" officeooo:rsid="008c8a4b" style:font-weight-asian="bold" style:font-weight-complex="bold"/>
    </style:style>
    <style:style style:name="T19" style:family="text">
      <style:text-properties officeooo:rsid="000f80a3"/>
    </style:style>
    <style:style style:name="T20" style:family="text">
      <style:text-properties fo:font-weight="normal" style:font-weight-asian="normal" style:font-weight-complex="normal"/>
    </style:style>
    <style:style style:name="T21" style:family="text">
      <style:text-properties fo:font-weight="normal" officeooo:rsid="000ff44c" style:font-weight-asian="normal" style:font-weight-complex="normal"/>
    </style:style>
    <style:style style:name="T22" style:family="text">
      <style:text-properties fo:font-weight="normal" officeooo:rsid="0012f19e" style:font-weight-asian="normal" style:font-weight-complex="normal"/>
    </style:style>
    <style:style style:name="T23" style:family="text">
      <style:text-properties fo:font-weight="normal" officeooo:rsid="00141001" style:font-weight-asian="normal" style:font-weight-complex="normal"/>
    </style:style>
    <style:style style:name="T24" style:family="text">
      <style:text-properties fo:font-weight="normal" officeooo:rsid="001e7fc6" style:font-weight-asian="normal" style:font-weight-complex="normal"/>
    </style:style>
    <style:style style:name="T25" style:family="text">
      <style:text-properties fo:font-weight="normal" officeooo:rsid="0062fd74" style:font-weight-asian="normal" style:font-weight-complex="normal"/>
    </style:style>
    <style:style style:name="T26" style:family="text">
      <style:text-properties fo:font-weight="normal" officeooo:rsid="006e5da1" style:font-weight-asian="normal" style:font-weight-complex="normal"/>
    </style:style>
    <style:style style:name="T27" style:family="text">
      <style:text-properties fo:font-weight="normal" officeooo:rsid="007e9456" style:font-weight-asian="normal" style:font-weight-complex="normal"/>
    </style:style>
    <style:style style:name="T28" style:family="text">
      <style:text-properties fo:font-weight="normal" officeooo:rsid="00948cbd" style:font-weight-asian="normal" style:font-weight-complex="normal"/>
    </style:style>
    <style:style style:name="T29" style:family="text">
      <style:text-properties fo:font-weight="normal" officeooo:rsid="009618ab" style:font-weight-asian="normal" style:font-weight-complex="normal"/>
    </style:style>
    <style:style style:name="T30" style:family="text">
      <style:text-properties officeooo:rsid="0018b794"/>
    </style:style>
    <style:style style:name="T31" style:family="text">
      <style:text-properties style:text-underline-style="solid" style:text-underline-width="auto" style:text-underline-color="font-color"/>
    </style:style>
    <style:style style:name="T32" style:family="text">
      <style:text-properties style:text-underline-style="solid" style:text-underline-width="auto" style:text-underline-color="font-color" fo:font-weight="normal" officeooo:rsid="00948cbd" style:font-weight-asian="normal" style:font-weight-complex="normal"/>
    </style:style>
    <style:style style:name="T33" style:family="text">
      <style:text-properties fo:font-style="normal" style:font-style-asian="normal" style:font-style-complex="normal"/>
    </style:style>
    <style:style style:name="T34" style:family="text">
      <style:text-properties fo:font-style="normal" officeooo:rsid="0021fd8f" style:font-style-asian="normal" style:font-style-complex="normal"/>
    </style:style>
    <style:style style:name="T35" style:family="text">
      <style:text-properties fo:font-style="normal" officeooo:rsid="00233d86" style:font-style-asian="normal" style:font-style-complex="normal"/>
    </style:style>
    <style:style style:name="T36" style:family="text">
      <style:text-properties fo:font-style="normal" officeooo:rsid="002bdb46" style:font-style-asian="normal" style:font-style-complex="normal"/>
    </style:style>
    <style:style style:name="T37" style:family="text">
      <style:text-properties fo:font-style="normal" officeooo:rsid="002c1714" style:font-style-asian="normal" style:font-style-complex="normal"/>
    </style:style>
    <style:style style:name="T38" style:family="text">
      <style:text-properties fo:font-style="normal" officeooo:rsid="004a6e1b" style:font-style-asian="normal" style:font-style-complex="normal"/>
    </style:style>
    <style:style style:name="T39" style:family="text">
      <style:text-properties fo:font-style="normal" style:text-underline-style="solid" style:text-underline-width="auto" style:text-underline-color="font-color" style:font-style-asian="normal" style:font-style-complex="normal"/>
    </style:style>
    <style:style style:name="T40" style:family="text">
      <style:text-properties fo:font-style="normal" style:text-underline-style="solid" style:text-underline-width="auto" style:text-underline-color="font-color" fo:font-weight="normal" officeooo:rsid="00893364" style:font-style-asian="normal" style:font-weight-asian="normal" style:font-style-complex="normal"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bold" style:font-style-asian="normal" style:font-weight-asian="bold" style:font-style-complex="normal" style:font-weight-complex="bold"/>
    </style:style>
    <style:style style:name="T43" style:family="text">
      <style:text-properties fo:font-style="italic" style:font-style-asian="italic" style:font-style-complex="italic"/>
    </style:style>
    <style:style style:name="T44" style:family="text">
      <style:text-properties fo:font-style="italic" officeooo:rsid="0074d08b" style:font-style-asian="italic" style:font-style-complex="italic"/>
    </style:style>
    <style:style style:name="T45" style:family="text">
      <style:text-properties style:text-underline-style="none"/>
    </style:style>
    <style:style style:name="T46" style:family="text">
      <style:text-properties style:text-underline-style="none" fo:font-weight="normal" style:font-weight-asian="normal" style:font-weight-complex="normal"/>
    </style:style>
    <style:style style:name="T47" style:family="text">
      <style:text-properties style:text-underline-style="none" fo:font-weight="normal" officeooo:rsid="00948cbd" style:font-weight-asian="normal" style:font-weight-complex="normal"/>
    </style:style>
    <style:style style:name="T48" style:family="text">
      <style:text-properties style:text-underline-style="none" fo:font-weight="normal" officeooo:rsid="0095db16" style:font-weight-asian="normal" style:font-weight-complex="normal"/>
    </style:style>
    <style:style style:name="T49" style:family="text">
      <style:text-properties officeooo:rsid="005d5e31"/>
    </style:style>
    <style:style style:name="T50" style:family="text">
      <style:text-properties officeooo:rsid="006bb16e"/>
    </style:style>
    <style:style style:name="T51" style:family="text">
      <style:text-properties officeooo:rsid="0074d08b"/>
    </style:style>
    <style:style style:name="T52" style:family="text">
      <style:text-properties officeooo:rsid="007e9456"/>
    </style:style>
    <style:style style:name="T53" style:family="text">
      <style:text-properties officeooo:rsid="00829a1b"/>
    </style:style>
    <style:style style:name="T54" style:family="text">
      <style:text-properties officeooo:rsid="0087b6bb"/>
    </style:style>
    <style:style style:name="T55" style:family="text">
      <style:text-properties officeooo:rsid="008ffeaf"/>
    </style:style>
    <style:style style:name="T56" style:family="text">
      <style:text-properties officeooo:rsid="008e2640"/>
    </style:style>
    <style:style style:name="T57" style:family="text">
      <style:text-properties officeooo:rsid="0093ba16"/>
    </style:style>
    <style:style style:name="T58" style:family="text">
      <style:text-properties officeooo:rsid="00948cbd"/>
    </style:style>
    <style:style style:name="T59" style:family="text">
      <style:text-properties officeooo:rsid="009618ab"/>
    </style:style>
    <style:style style:name="T60" style:family="text">
      <style:text-properties officeooo:rsid="009828ef"/>
    </style:style>
    <style:style style:name="T61" style:family="text">
      <style:text-properties officeooo:rsid="009dbe91"/>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a xlink:type="simple" xlink:href="https://learning.oreilly.com/library/view/programming-kotlin/9781680507287/" text:style-name="Internet_20_link" text:visited-style-name="Visited_20_Internet_20_Link"><text:span text:style-name="T1">Programming Kotlin</text:span></text:a></text:h>
      <text:p text:style-name="P2"><text:span text:style-name="T1">By </text:span><text:a xlink:type="simple" xlink:href="https://learning.oreilly.com/search/?query=author%3A%22Venkat%20Subramaniam%22&amp;sort=relevance&amp;highlight=true" text:style-name="Internet_20_link" text:visited-style-name="Visited_20_Internet_20_Link"><text:span text:style-name="T1">Venkat Subramaniam</text:span></text:a></text:p>
      <text:p text:style-name="P21"/>
      <text:p text:style-name="P22">Part 1. Scripting with Kotlin</text:p>
      <text:p text:style-name="P22"/>
      <text:p text:style-name="P23">Less Typing</text:p>
      <text:p text:style-name="P23"/>
      <text:p text:style-name="P26">Semicolon is optional</text:p>
      <text:p text:style-name="P26"/>
      <table:table table:name="Table1" table:style-name="Table1">
        <table:table-column table:style-name="Table1.A"/>
        <table:table-column table:style-name="Table1.B"/>
        <table:table-row table:style-name="TableLine94876748551008">
          <table:table-cell table:style-name="Table1.A1" office:value-type="string">
            <text:p text:style-name="Table_20_Contents"> </text:p>
          </table:table-cell>
          <table:table-cell table:style-name="Table1.A1" office:value-type="string">
            <text:p text:style-name="Table_20_Contents">6 * 2</text:p>
          </table:table-cell>
        </table:table-row>
      </table:table>
      <text:p text:style-name="P31"/>
      <text:p text:style-name="P26">Variable type specification is optional</text:p>
      <text:p text:style-name="P31"/>
      <text:p text:style-name="P31">val g = “hello”</text:p>
      <text:p text:style-name="P31"/>
      <text:p text:style-name="P3"><text:span text:style-name="T3">g = 0<text:line-break/></text:span>Kotlin determined that the type of greet is String at compile time and, as a result, knew that assigning an integer to it isn’t valid</text:p>
      <text:p text:style-name="P3"/>
      <text:p text:style-name="P3">When defining functions and methods, you’re required to specify the type of the parameters, although you may leave out the type of the return</text:p>
      <text:p text:style-name="P3"/>
      <text:p text:style-name="P41">Classes and functions are optional</text:p>
      <text:p text:style-name="P40"/>
      <text:p text:style-name="P3">Unlike languages like Java, Kotlin doesn’t require a statement or expression to belong to a method and a method to belong to a class, at least not in the source code we write. When the code is compiled, or executed as script, Kotlin will create wrapper classes and methods as necessary to satisfy the JVM expectations.</text:p>
      <text:p text:style-name="P3"/>
      <text:p text:style-name="P42">Try catch is optional</text:p>
      <text:p text:style-name="P42"/>
      <text:p text:style-name="P72">Kotlin doesn’t force you to catch any exceptions—checked or unchecked. If you don’t place a try-catch around a function call and if that function blows up, the exception is automatically propagated to the caller of your function or code. </text:p>
      <text:p text:style-name="P72"/>
      <text:p text:style-name="P43">Prefer val over var</text:p>
      <text:p text:style-name="P43"/>
      <text:p text:style-name="P73">Prefer immutable variable val. <text:span text:style-name="T19">Like final in Java.</text:span></text:p>
      <text:p text:style-name="P4"><text:span text:style-name="T21">Var – keyword of shame.<text:line-break/><text:line-break/></text:span>Mutating variables is a way of life in imperative style of programming. But that’s a taboo in functional programming. In general, it’s better to prefer immutability—that is, val over var. </text:p>
      <text:p text:style-name="P45"/>
      <text:p text:style-name="P44"/>
      <text:p text:style-name="P44">Equality check</text:p>
      <text:p text:style-name="P44"/>
      <text:p text:style-name="P44"><text:soft-page-break/>== → <text:span text:style-name="T20">like equals() in Java (comparison of values)<text:line-break/>=== → like == in Java (comparison of references) <text:s/></text:span></text:p>
      <text:p text:style-name="P44"><text:span text:style-name="T20"/></text:p>
      <text:p text:style-name="P44"><text:span text:style-name="T20">Kotlin’s structural equality operator safely handles null references.</text:span></text:p>
      <text:p text:style-name="P44"><text:span text:style-name="T20"/></text:p>
      <text:p text:style-name="P46"><text:span text:style-name="T20">println(​</text:span><text:span text:style-name="Strong_20_Emphasis">null</text:span><text:span text:style-name="T20">​ == ​</text:span><text:span text:style-name="Emphasis"><text:span text:style-name="T20">"hi"</text:span></text:span><text:span text:style-name="T20">​) → </text:span><text:span text:style-name="T22">false</text:span></text:p>
      <text:p text:style-name="P46"><text:span text:style-name="T22">println(null == null) → true (can also be compile error)<text:line-break/></text:span></text:p>
      <text:p text:style-name="P46"><text:span text:style-name="T22">When == is used in Kotlin, it performs the null checks and then calls equals() method on the objec</text:span><text:span text:style-name="T23">t</text:span></text:p>
      <text:p text:style-name="P46"><text:span text:style-name="T23"/></text:p>
      <text:p text:style-name="P46"><text:span text:style-name="T23"/></text:p>
      <text:p text:style-name="P47">String Templates</text:p>
      <text:p text:style-name="P47"/>
      <text:p text:style-name="P74">Within a double-quoted string, the $ symbol can prefix any variable to turn that into an expression. If the expression is more complex than a simple variable, then wrap the expression with ${}.</text:p>
      <text:p text:style-name="P74"/>
      <text:p text:style-name="P74">A $ symbol that’s not followed by a variable name or expression is treated as a literal. You may also escape the $ symbol with a backslash to use it as a literal.<text:line-break/><text:line-break/> <text:tab/>​val​ price = 12.25</text:p>
      <text:p text:style-name="P74">​ <text:tab/>​val​ taxRate = 0.08</text:p>
      <text:p text:style-name="P74">​ <text:tab/></text:p>
      <text:p text:style-name="P74">​ <text:tab/>​val​ output = ​"The amount $price after tax comes to $${price * (1 + taxRate)}"​</text:p>
      <text:p text:style-name="P74">​ <text:tab/>​val​ disclaimer = ​"The amount is in US$, that's right in \$only"​</text:p>
      <text:p text:style-name="P74"/>
      <text:p text:style-name="P74"/>
      <text:p text:style-name="P74"/>
      <table:table table:name="Table2" table:style-name="Table2">
        <table:table-column table:style-name="Table2.A"/>
        <table:table-column table:style-name="Table2.B"/>
        <table:table-row table:style-name="TableLine94876743820640">
          <table:table-cell table:style-name="Table2.A1" office:value-type="string">
            <text:p text:style-name="Table_20_Contents"> </text:p>
          </table:table-cell>
          <table:table-cell table:style-name="Table2.A1" office:value-type="string">
            <text:p text:style-name="Table_20_Contents">​<text:span text:style-name="Strong_20_Emphasis">var</text:span>​ factor = 2</text:p>
          </table:table-cell>
        </table:table-row>
        <table:table-row table:style-name="TableLine94876743820640">
          <table:table-cell table:style-name="Table2.A1" office:value-type="string">
            <text:p text:style-name="Table_20_Contents">​ </text:p>
          </table:table-cell>
          <table:table-cell table:style-name="Table2.A1" office:value-type="string">
            <text:p text:style-name="P111"/>
          </table:table-cell>
        </table:table-row>
        <table:table-row table:style-name="TableLine94876743820640">
          <table:table-cell table:style-name="Table2.A1" office:value-type="string">
            <text:p text:style-name="Table_20_Contents">​ </text:p>
          </table:table-cell>
          <table:table-cell table:style-name="Table2.A1" office:value-type="string">
            <text:p text:style-name="Table_20_Contents">​<text:span text:style-name="Strong_20_Emphasis">fun</text:span>​ ​<text:span text:style-name="Strong_20_Emphasis">doubleIt</text:span>​(n: Int) = n * factor</text:p>
          </table:table-cell>
        </table:table-row>
        <table:table-row table:style-name="TableLine94876743820640">
          <table:table-cell table:style-name="Table2.A1" office:value-type="string">
            <text:p text:style-name="Table_20_Contents">​ </text:p>
          </table:table-cell>
          <table:table-cell table:style-name="Table2.A1" office:value-type="string">
            <text:p text:style-name="Table_20_Contents">​<text:span text:style-name="Strong_20_Emphasis">var</text:span>​ message = ​<text:span text:style-name="Emphasis">"The factor is $factor"</text:span>​</text:p>
          </table:table-cell>
        </table:table-row>
        <table:table-row table:style-name="TableLine94876743820640">
          <table:table-cell table:style-name="Table2.A1" office:value-type="string">
            <text:p text:style-name="Table_20_Contents">​ </text:p>
          </table:table-cell>
          <table:table-cell table:style-name="Table2.A1" office:value-type="string">
            <text:p text:style-name="P111"/>
          </table:table-cell>
        </table:table-row>
        <table:table-row table:style-name="TableLine94876743820640">
          <table:table-cell table:style-name="Table2.A1" office:value-type="string">
            <text:p text:style-name="Table_20_Contents">​ </text:p>
          </table:table-cell>
          <table:table-cell table:style-name="Table2.A1" office:value-type="string">
            <text:p text:style-name="Table_20_Contents">factor = 0</text:p>
          </table:table-cell>
        </table:table-row>
        <table:table-row table:style-name="TableLine94876743820640">
          <table:table-cell table:style-name="Table2.A1" office:value-type="string">
            <text:p text:style-name="Table_20_Contents">​ </text:p>
          </table:table-cell>
          <table:table-cell table:style-name="Table2.A1" office:value-type="string">
            <text:p text:style-name="P111"/>
          </table:table-cell>
        </table:table-row>
        <table:table-row table:style-name="TableLine94876743820640">
          <table:table-cell table:style-name="Table2.A1" office:value-type="string">
            <text:p text:style-name="Table_20_Contents">​ </text:p>
          </table:table-cell>
          <table:table-cell table:style-name="Table2.A1" office:value-type="string">
            <text:p text:style-name="Table_20_Contents">println(doubleIt(2))</text:p>
          </table:table-cell>
        </table:table-row>
        <table:table-row table:style-name="TableLine94876743820640">
          <table:table-cell table:style-name="Table2.A1" office:value-type="string">
            <text:p text:style-name="Table_20_Contents">​ </text:p>
          </table:table-cell>
          <table:table-cell table:style-name="Table2.A1" office:value-type="string">
            <text:p text:style-name="Table_20_Contents">println(message)</text:p>
          </table:table-cell>
        </table:table-row>
      </table:table>
      <text:p text:style-name="P74"/>
      <text:p text:style-name="P74"><text:span text:style-name="T30">Outout: </text:span></text:p>
      <text:p text:style-name="P75">0</text:p>
      <text:p text:style-name="P75">The factor is 2</text:p>
      <text:p text:style-name="P74"/>
      <text:p text:style-name="P5"><text:span text:style-name="T17">Be careful<text:line-break/></text:span>The variable factor within the function doubleIt() binds to the variable outside its immediate scope—that is, in its lexical scope. The value of factor at the time of the function call is used<text:span text:style-name="T31">. The string template, on the other hand, is evaluated when the variable message is created, not when its value is printed out</text:span>. These kinds of differences increase cognitive load and makes the code hard to maintain and also error prone. </text:p>
      <text:p text:style-name="P48"><text:soft-page-break/>Raw Strings</text:p>
      <text:p text:style-name="P48"/>
      <text:p text:style-name="P76">Dealing with escape characters makes the code messy. Instead of using escaped strings, in Kotlin we may use raw strings which start and end with three double quotes. </text:p>
      <text:p text:style-name="P76"/>
      <text:p text:style-name="P76"/>
      <table:table table:name="Table3" table:style-name="Table3">
        <table:table-column table:style-name="Table3.A"/>
        <table:table-column table:style-name="Table3.B"/>
        <table:table-row table:style-name="TableLine94876748382256">
          <table:table-cell table:style-name="Table3.A1" office:value-type="string">
            <text:p text:style-name="Table_20_Contents"> </text:p>
          </table:table-cell>
          <table:table-cell table:style-name="Table3.A1" office:value-type="string">
            <text:p text:style-name="Table_20_Contents">​<text:span text:style-name="Strong_20_Emphasis">val</text:span>​ raw = ​<text:span text:style-name="Emphasis">"""The kid asked, "How's it going, $name?""""</text:span>​</text:p>
          </table:table-cell>
        </table:table-row>
      </table:table>
      <text:p text:style-name="P76"/>
      <text:p text:style-name="P77">also used it for multiline strings</text:p>
      <text:p text:style-name="P77"/>
      <text:p text:style-name="P49"/>
      <text:p text:style-name="P49">More expressions less statements</text:p>
      <text:p text:style-name="P77"/>
      <text:p text:style-name="P6"><text:span text:style-name="T24">While statements are prevalent, they have a dark side—they don’t return anything and have side effects. </text:span>xpressions are much nicer—they return a result and don’t have to modify any state in order to be useful.</text:p>
      <text:p text:style-name="P6"/>
      <text:p text:style-name="P103">as statement: </text:p>
      <text:p text:style-name="P6"/>
      <table:table table:name="Table4" table:style-name="Table4">
        <table:table-column table:style-name="Table4.A"/>
        <table:table-column table:style-name="Table4.B"/>
        <table:table-row table:style-name="TableLine94876764253152">
          <table:table-cell table:style-name="Table4.A1" office:value-type="string">
            <text:p text:style-name="Table_20_Contents"> </text:p>
          </table:table-cell>
          <table:table-cell table:style-name="Table4.A1" office:value-type="string">
            <text:p text:style-name="Table_20_Contents">​<text:span text:style-name="Strong_20_Emphasis">fun</text:span>​ ​<text:span text:style-name="Strong_20_Emphasis">canVote</text:span>​(name: String, age: Int): String {</text:p>
          </table:table-cell>
        </table:table-row>
        <table:table-row table:style-name="TableLine94876764253152">
          <table:table-cell table:style-name="Table4.A1" office:value-type="string">
            <text:p text:style-name="Table_20_Contents">​ </text:p>
          </table:table-cell>
          <table:table-cell table:style-name="Table4.A1" office:value-type="string">
            <text:p text:style-name="Table_20_Contents">​<text:span text:style-name="Strong_20_Emphasis">var</text:span>​ status: String</text:p>
          </table:table-cell>
        </table:table-row>
        <table:table-row table:style-name="TableLine94876764253152">
          <table:table-cell table:style-name="Table4.A1" office:value-type="string">
            <text:p text:style-name="Table_20_Contents">​ </text:p>
          </table:table-cell>
          <table:table-cell table:style-name="Table4.A1" office:value-type="string">
            <text:p text:style-name="P111"/>
          </table:table-cell>
        </table:table-row>
        <table:table-row table:style-name="TableLine94876764253152">
          <table:table-cell table:style-name="Table4.A1" office:value-type="string">
            <text:p text:style-name="Table_20_Contents">​ </text:p>
          </table:table-cell>
          <table:table-cell table:style-name="Table4.A1" office:value-type="string">
            <text:p text:style-name="Table_20_Contents">​<text:span text:style-name="Strong_20_Emphasis">if</text:span>​ (age &gt; 17) {</text:p>
          </table:table-cell>
        </table:table-row>
        <table:table-row table:style-name="TableLine94876764253152">
          <table:table-cell table:style-name="Table4.A1" office:value-type="string">
            <text:p text:style-name="Table_20_Contents">​ </text:p>
          </table:table-cell>
          <table:table-cell table:style-name="Table4.A1" office:value-type="string">
            <text:p text:style-name="Table_20_Contents">status = ​<text:span text:style-name="Emphasis">"yes, please vote"</text:span>​</text:p>
          </table:table-cell>
        </table:table-row>
        <table:table-row table:style-name="TableLine94876764253152">
          <table:table-cell table:style-name="Table4.A1" office:value-type="string">
            <text:p text:style-name="Table_20_Contents">​ </text:p>
          </table:table-cell>
          <table:table-cell table:style-name="Table4.A1" office:value-type="string">
            <text:p text:style-name="Table_20_Contents">} ​<text:span text:style-name="Strong_20_Emphasis">else</text:span>​ {</text:p>
          </table:table-cell>
        </table:table-row>
        <table:table-row table:style-name="TableLine94876764253152">
          <table:table-cell table:style-name="Table4.A1" office:value-type="string">
            <text:p text:style-name="Table_20_Contents">​ </text:p>
          </table:table-cell>
          <table:table-cell table:style-name="Table4.A1" office:value-type="string">
            <text:p text:style-name="Table_20_Contents">status = ​<text:span text:style-name="Emphasis">"nope, please come back"</text:span>​</text:p>
          </table:table-cell>
        </table:table-row>
        <table:table-row table:style-name="TableLine94876764253152">
          <table:table-cell table:style-name="Table4.A1" office:value-type="string">
            <text:p text:style-name="Table_20_Contents">​ </text:p>
          </table:table-cell>
          <table:table-cell table:style-name="Table4.A1" office:value-type="string">
            <text:p text:style-name="Table_20_Contents">}</text:p>
          </table:table-cell>
        </table:table-row>
        <table:table-row table:style-name="TableLine94876764253152">
          <table:table-cell table:style-name="Table4.A1" office:value-type="string">
            <text:p text:style-name="Table_20_Contents">​ </text:p>
          </table:table-cell>
          <table:table-cell table:style-name="Table4.A1" office:value-type="string">
            <text:p text:style-name="P111"/>
          </table:table-cell>
        </table:table-row>
        <table:table-row table:style-name="TableLine94876764253152">
          <table:table-cell table:style-name="Table4.A1" office:value-type="string">
            <text:p text:style-name="Table_20_Contents">​ </text:p>
          </table:table-cell>
          <table:table-cell table:style-name="Table4.A1" office:value-type="string">
            <text:p text:style-name="Table_20_Contents">​<text:span text:style-name="Strong_20_Emphasis">return</text:span>​ ​<text:span text:style-name="Emphasis">"$name, $status"</text:span>​</text:p>
          </table:table-cell>
        </table:table-row>
        <table:table-row table:style-name="TableLine94876764253152">
          <table:table-cell table:style-name="Table4.A1" office:value-type="string">
            <text:p text:style-name="Table_20_Contents">​ </text:p>
          </table:table-cell>
          <table:table-cell table:style-name="Table4.A1" office:value-type="string">
            <text:p text:style-name="Table_20_Contents">}</text:p>
          </table:table-cell>
        </table:table-row>
      </table:table>
      <text:p text:style-name="P6"/>
      <text:p text:style-name="P6"/>
      <text:p text:style-name="P101">as expression:</text:p>
      <text:p text:style-name="P101"/>
      <text:p text:style-name="P102"><text:span text:style-name="Strong_20_Emphasis">val</text:span>​ status = ​<text:span text:style-name="Strong_20_Emphasis">if</text:span>​ (age &gt; 17) ​<text:span text:style-name="Emphasis">"yes, please vote"</text:span>​ ​<text:span text:style-name="Strong_20_Emphasis">else</text:span>​ ​<text:span text:style-name="Emphasis">"nope, please come back"</text:span></text:p>
      <text:p text:style-name="P102"><text:span text:style-name="Emphasis"/></text:p>
      <text:p text:style-name="P102"><text:span text:style-name="Emphasis"><text:span text:style-name="T33"/></text:span></text:p>
      <text:p text:style-name="P102"><text:span text:style-name="Emphasis"><text:span text:style-name="T39">Kotlin also treats try-catch as an expression</text:span></text:span><text:span text:style-name="Emphasis"><text:span text:style-name="T33">. The last expression within the try part becomes the result if there was no exception; otherwise, the last statement within the catch becomes the result.</text:span></text:span></text:p>
      <text:p text:style-name="P102"><text:span text:style-name="Emphasis"/></text:p>
      <text:p text:style-name="P102"><text:span text:style-name="Emphasis"/></text:p>
      <text:p text:style-name="P24"><text:span text:style-name="T34">Working with functions</text:span></text:p>
      <text:p text:style-name="P24"><text:span text:style-name="T34"/></text:p>
      <text:p text:style-name="P35"><text:span text:style-name="T34">Kotlin we can create top-level standalone functions to reuse code and don’t have to waste our time and effort with classes if there’s little value</text:span></text:p>
      <text:p text:style-name="P35"><text:span text:style-name="T34"/></text:p>
      <text:p text:style-name="P35"><text:soft-page-break/><text:span text:style-name="T34">Functions may reside at the top level or directly within packages—you decide where to place them</text:span></text:p>
      <text:p text:style-name="P35"><text:span text:style-name="T34"/></text:p>
      <text:p text:style-name="P35"><text:span text:style-name="T34">For short functions, the return type can be inferred. Also, the return keyword isn’t allowed for single-expression functions </text:span><text:span text:style-name="T35">(</text:span><text:span text:style-name="T34">functions without a block body</text:span><text:span text:style-name="T35">)</text:span><text:span text:style-name="T34">.</text:span></text:p>
      <text:p text:style-name="P35"><text:span text:style-name="T34"/></text:p>
      <text:p text:style-name="P36"><text:span text:style-name="T34">B</text:span><text:span text:style-name="T33">ased on the context Kotlin determines return type. </text:span><text:span text:style-name="T36">(for = funcitions)</text:span></text:p>
      <text:p text:style-name="P36"><text:span text:style-name="T33">Type inference is safe to use and the type checking happens at compile time; use it for internal APIs and where the functions are a single expression separated by =. But if the function is for external use or the function is more complex, specify the return type explicitly. </text:span></text:p>
      <text:p text:style-name="P36"><text:span text:style-name="T33"/></text:p>
      <text:p text:style-name="P36"><text:span text:style-name="T36">Y</text:span><text:span text:style-name="T33">ou have to specify the return type for any function with a block body; otherwise, the return type is inferred as Unit.</text:span></text:p>
      <text:p text:style-name="P36"><text:span text:style-name="T33"/></text:p>
      <text:p text:style-name="P27"><text:span text:style-name="T33">Function is expression</text:span></text:p>
      <text:p text:style-name="P37"><text:span text:style-name="T33"/></text:p>
      <text:p text:style-name="P37"><text:span text:style-name="T33">Kotlin favors expressions over statements. Based on that principle, functions must be treated as expressions instead of statements, and we can nicely compose a sequence of calls to invoke a method on the return value of each one</text:span></text:p>
      <text:p text:style-name="P37"><text:span text:style-name="T33"/></text:p>
      <text:p text:style-name="P37"><text:span text:style-name="T33">Unit that corresponds to the void type of Java.</text:span></text:p>
      <text:p text:style-name="P37"><text:span text:style-name="T33"/></text:p>
      <text:p text:style-name="P37"><text:span text:style-name="T33">Kotlin will infer the type as Unit if the function isn’t returning anything. <text:line-break/></text:span></text:p>
      <table:table table:name="Table5" table:style-name="Table5">
        <table:table-column table:style-name="Table5.A"/>
        <table:table-column table:style-name="Table5.B"/>
        <table:table-row table:style-name="TableLine94876744384288">
          <table:table-cell table:style-name="Table5.A1" office:value-type="string">
            <text:p text:style-name="Table_20_Contents"> </text:p>
          </table:table-cell>
          <table:table-cell table:style-name="Table5.A1" office:value-type="string">
            <text:p text:style-name="Table_20_Contents">​<text:span text:style-name="Strong_20_Emphasis">fun</text:span>​ ​<text:span text:style-name="Strong_20_Emphasis">sayHello</text:span>​() = println(​<text:span text:style-name="Emphasis">"Well, hello"</text:span>​)</text:p>
          </table:table-cell>
        </table:table-row>
        <table:table-row table:style-name="TableLine94876744384288">
          <table:table-cell table:style-name="Table5.A1" office:value-type="string">
            <text:p text:style-name="Table_20_Contents">​ </text:p>
          </table:table-cell>
          <table:table-cell table:style-name="Table5.A1" office:value-type="string">
            <text:p text:style-name="P111"/>
          </table:table-cell>
        </table:table-row>
        <table:table-row table:style-name="TableLine94876744384288">
          <table:table-cell table:style-name="Table5.A1" office:value-type="string">
            <text:p text:style-name="Table_20_Contents">​ </text:p>
          </table:table-cell>
          <table:table-cell table:style-name="Table5.A1" office:value-type="string">
            <text:p text:style-name="Table_20_Contents">​<text:span text:style-name="Strong_20_Emphasis">val</text:span>​ message: String = sayHello() ​<text:span text:style-name="Emphasis">//ERROR</text:span>​</text:p>
          </table:table-cell>
        </table:table-row>
        <table:table-row table:style-name="TableLine94876744384288">
          <table:table-cell table:style-name="Table5.A1" office:value-type="string">
            <text:p text:style-name="Table_20_Contents">​ </text:p>
          </table:table-cell>
          <table:table-cell table:style-name="Table5.A1" office:value-type="string">
            <text:p text:style-name="Table_20_Contents">​<text:span text:style-name="Emphasis">//type mismatch: inferred type is Unit but String was expected</text:span>​</text:p>
          </table:table-cell>
        </table:table-row>
      </table:table>
      <text:p text:style-name="P37"><text:span text:style-name="T33"/></text:p>
      <text:p text:style-name="P37"><text:span text:style-name="T33"/></text:p>
      <table:table table:name="Table6" table:style-name="Table6">
        <table:table-column table:style-name="Table6.A"/>
        <table:table-column table:style-name="Table6.B"/>
        <table:table-row table:style-name="TableLine94876750443984">
          <table:table-cell table:style-name="Table6.A1" office:value-type="string">
            <text:p text:style-name="Table_20_Contents"> </text:p>
          </table:table-cell>
          <table:table-cell table:style-name="Table6.A1" office:value-type="string">
            <text:p text:style-name="Table_20_Contents">​<text:span text:style-name="Strong_20_Emphasis">fun</text:span>​ ​<text:span text:style-name="Strong_20_Emphasis">notReally</text:span>​() = { 2 }</text:p>
          </table:table-cell>
        </table:table-row>
      </table:table>
      <text:p text:style-name="P37"><text:span text:style-name="T37">→ K</text:span><text:span text:style-name="T33">otlin thinks that notReally() is a function that returns a lambda expression—oops.</text:span></text:p>
      <text:p text:style-name="P37"><text:span text:style-name="T33"/></text:p>
      <text:p text:style-name="P37"><text:span text:style-name="Strong_20_Emphasis"><text:span text:style-name="T33">fun</text:span></text:span><text:span text:style-name="T33">​ ​</text:span><text:span text:style-name="Strong_20_Emphasis"><text:span text:style-name="T33">f3</text:span></text:span><text:span text:style-name="T33">​(factor: Int) = { n: Int -&gt; n * factor }</text:span></text:p>
      <text:p text:style-name="P37"><text:span text:style-name="T33">Likewise, it inferred that the function f3() is returning a lambda that takes Int and returns Int.</text:span></text:p>
      <text:p text:style-name="P37"><text:span text:style-name="T33">→ </text:span></text:p>
      <table:table table:name="Table7" table:style-name="Table7">
        <table:table-column table:style-name="Table7.A"/>
        <table:table-column table:style-name="Table7.B"/>
        <table:table-row table:style-name="TableLine94876764173040">
          <table:table-cell table:style-name="Table7.A1" office:value-type="string">
            <text:p text:style-name="Table_20_Contents"> </text:p>
          </table:table-cell>
          <table:table-cell table:style-name="Table7.A1" office:value-type="string">
            <text:p text:style-name="Table_20_Contents">println(f3(2)(3)) ​<text:span text:style-name="Emphasis">//6</text:span>​</text:p>
          </table:table-cell>
        </table:table-row>
      </table:table>
      <text:p text:style-name="P37"><text:span text:style-name="T33"/></text:p>
      <text:p text:style-name="P39"><text:span text:style-name="T33">In short, don’t mix = with block body.</text:span></text:p>
      <text:p text:style-name="P37"><text:span text:style-name="T33"/></text:p>
      <text:p text:style-name="P28"><text:span text:style-name="T33">Function parameters</text:span></text:p>
      <text:p text:style-name="P38"><text:span text:style-name="T33"/></text:p>
      <text:p text:style-name="P38"><text:span text:style-name="T33">You can’t say val or var for parameters—they’re implicitly val, and any effort to change the parameters’ values within functions or methods will result in compilation errors</text:span></text:p>
      <text:p text:style-name="P38"><text:span text:style-name="T33"/></text:p>
      <text:p text:style-name="P29"><text:span text:style-name="T33">Default Arguments</text:span></text:p>
      <text:p text:style-name="P29"><text:span text:style-name="T33"/></text:p>
      <text:p text:style-name="P29"><text:span text:style-name="Strong_20_Emphasis"><text:span text:style-name="T41">fun</text:span></text:span><text:span text:style-name="T41">​ ​</text:span><text:span text:style-name="Strong_20_Emphasis"><text:span text:style-name="T41">greet</text:span></text:span><text:span text:style-name="T41">​(name: String, msg: String = ​</text:span><text:span text:style-name="Emphasis"><text:span text:style-name="T20">"Hello"</text:span></text:span><text:span text:style-name="T41">​): String = ​</text:span><text:span text:style-name="Emphasis"><text:span text:style-name="T20">"$msg $name"</text:span></text:span><text:span text:style-name="T41">​</text:span></text:p>
      <text:p text:style-name="P114"><text:bookmark text:name="d24e5727"/><text:soft-page-break/><text:span text:style-name="T33">In short, to make default arguments effective, use them on trailing parameters and follow them, optionally, only with parameters for lambda expressions.</text:span></text:p>
      <text:p text:style-name="Text_20_body"><text:bookmark text:name="d24e5733"/>The default argument doesn’t have to be a literal; it may be an expression. Also, you may compute the default arguments for a parameter using the parameters to its left.</text:p>
      <text:p text:style-name="P30"><text:span text:style-name="T33"/></text:p>
      <text:p text:style-name="P30"><text:span text:style-name="T33">Named Arguments</text:span></text:p>
      <text:p text:style-name="P29"><text:span text:style-name="T33"/></text:p>
      <text:p text:style-name="P7"><text:span text:style-name="T5">when calling function </text:span><text:span text:style-name="T33">reatePerson(name = ​</text:span><text:span text:style-name="Emphasis">"Jake"</text:span><text:span text:style-name="T33">​, age = 12, weight = 43, height = 152)</text:span></text:p>
      <text:p text:style-name="P71"><text:span text:style-name="T10"/></text:p>
      <text:p text:style-name="P71"><text:span text:style-name="T11">N</text:span><text:span text:style-name="T10">amed arguments may be placed in any order.</text:span></text:p>
      <text:p text:style-name="P71"><text:span text:style-name="T10"/></text:p>
      <text:p text:style-name="P71"><text:span text:style-name="T10"/></text:p>
      <text:p text:style-name="P50"><text:span text:style-name="T10">V</text:span><text:span text:style-name="T9">ariable Number of Arguments</text:span></text:p>
      <text:p text:style-name="P50"><text:span text:style-name="T9"/></text:p>
      <text:p text:style-name="P78"><text:span text:style-name="T9">fun​ ​max​(​vararg​ numbers: Int): Int { …</text:span></text:p>
      <text:p text:style-name="P78"><text:span text:style-name="T9"/></text:p>
      <text:p text:style-name="P78"><text:span text:style-name="T9">only one parameter may be annotated as vararg </text:span><text:span text:style-name="T12">and </text:span><text:span text:style-name="T13">put it</text:span><text:span text:style-name="T12"> </text:span><text:span text:style-name="T13">as</text:span><text:span text:style-name="T12"> last </text:span><text:span text:style-name="T13">(recommended</text:span><text:span text:style-name="T14">)</text:span></text:p>
      <text:p text:style-name="P78"><text:span text:style-name="T14"/></text:p>
      <text:p text:style-name="P78"><text:span text:style-name="T14">Place it before the last parameter if the last argument is expected to be a lambda expression</text:span></text:p>
      <text:p text:style-name="P78"><text:span text:style-name="T14"/></text:p>
      <text:p text:style-name="P78"><text:span text:style-name="T14">Even though internally the type of vararg parameter is an array, Kotlin doesn’t want us to pass an array argument. It’ll only accept multiple arguments of the specified vararg type.</text:span></text:p>
      <text:p text:style-name="P78"><text:span text:style-name="T14"/></text:p>
      <table:table table:name="Table8" table:style-name="Table8">
        <table:table-column table:style-name="Table8.A"/>
        <table:table-column table:style-name="Table8.B"/>
        <table:table-row table:style-name="TableLine94876744391872">
          <table:table-cell table:style-name="Table8.A1" office:value-type="string">
            <text:p text:style-name="P111"/>
          </table:table-cell>
          <table:table-cell table:style-name="Table8.A1" office:value-type="string">
            <text:p text:style-name="Table_20_Contents">println(max(values)) ​<text:span text:style-name="Emphasis">//ERROR</text:span>​</text:p>
          </table:table-cell>
        </table:table-row>
      </table:table>
      <text:p text:style-name="P78"><text:span text:style-name="T14"/></text:p>
      <text:p text:style-name="P78"><text:span text:style-name="T14"/></text:p>
      <text:p text:style-name="P78"><text:span text:style-name="T14">By placing a * in front of the argument, you’re asking Kotlin to spread the values in that array as discrete values for the vararg parameter.<text:line-break/></text:span></text:p>
      <table:table table:name="Table9" table:style-name="Table9">
        <table:table-column table:style-name="Table9.A"/>
        <table:table-column table:style-name="Table9.B"/>
        <table:table-row table:style-name="TableLine94876797330448">
          <table:table-cell table:style-name="Table9.A1" office:value-type="string">
            <text:p text:style-name="Table_20_Contents">​ </text:p>
          </table:table-cell>
          <table:table-cell table:style-name="Table9.A1" office:value-type="string">
            <text:p text:style-name="Table_20_Contents">println(max(*values)) ​<text:span text:style-name="Emphasis">//21</text:span>​</text:p>
          </table:table-cell>
        </table:table-row>
      </table:table>
      <text:p text:style-name="P78"><text:span text:style-name="T14"/></text:p>
      <text:p text:style-name="P51"><text:span text:style-name="T14"/></text:p>
      <text:p text:style-name="P51"><text:span text:style-name="T14">D</text:span><text:span text:style-name="T9">estructing</text:span></text:p>
      <text:p text:style-name="P51"><text:span text:style-name="T9"/></text:p>
      <text:p text:style-name="P79"><text:span text:style-name="T9">Destructuring —to extract values into variables from within an existing object. </text:span></text:p>
      <text:p text:style-name="P79"><text:span text:style-name="T9">destructuring in Kotlin is based on the position of properties</text:span></text:p>
      <text:p text:style-name="P79"><text:span text:style-name="T9"/></text:p>
      <text:p text:style-name="P79"><text:span text:style-name="T9"/></text:p>
      <table:table table:name="Table10" table:style-name="Table10">
        <table:table-column table:style-name="Table10.A"/>
        <table:table-column table:style-name="Table10.B"/>
        <table:table-row table:style-name="TableLine94876677148000">
          <table:table-cell table:style-name="Table10.A1" office:value-type="string">
            <text:p text:style-name="Table_20_Contents"> </text:p>
          </table:table-cell>
          <table:table-cell table:style-name="Table10.A1" office:value-type="string">
            <text:p text:style-name="Table_20_Contents">​<text:span text:style-name="Strong_20_Emphasis">val</text:span>​ result = getFullName()</text:p>
          </table:table-cell>
        </table:table-row>
        <table:table-row table:style-name="TableLine94876677148000">
          <table:table-cell table:style-name="Table10.A1" office:value-type="string">
            <text:p text:style-name="Table_20_Contents">​ </text:p>
          </table:table-cell>
          <table:table-cell table:style-name="Table10.A1" office:value-type="string">
            <text:p text:style-name="Table_20_Contents">​<text:span text:style-name="Strong_20_Emphasis">val</text:span>​ first = result.first</text:p>
          </table:table-cell>
        </table:table-row>
        <table:table-row table:style-name="TableLine94876677148000">
          <table:table-cell table:style-name="Table10.A1" office:value-type="string">
            <text:p text:style-name="Table_20_Contents">​ </text:p>
          </table:table-cell>
          <table:table-cell table:style-name="Table10.A1" office:value-type="string">
            <text:p text:style-name="Table_20_Contents">​<text:span text:style-name="Strong_20_Emphasis">val</text:span>​ middle = result.second</text:p>
          </table:table-cell>
        </table:table-row>
        <table:table-row table:style-name="TableLine94876677148000">
          <table:table-cell table:style-name="Table10.A1" office:value-type="string">
            <text:p text:style-name="Table_20_Contents">​ </text:p>
          </table:table-cell>
          <table:table-cell table:style-name="Table10.A1" office:value-type="string">
            <text:p text:style-name="Table_20_Contents">​<text:span text:style-name="Strong_20_Emphasis">val</text:span>​ last = result.third</text:p>
          </table:table-cell>
        </table:table-row>
        <table:table-row table:style-name="TableLine94876677148000">
          <table:table-cell table:style-name="Table10.A1" office:value-type="string">
            <text:p text:style-name="Table_20_Contents">​ </text:p>
          </table:table-cell>
          <table:table-cell table:style-name="Table10.A1" office:value-type="string">
            <text:p text:style-name="P111"/>
          </table:table-cell>
        </table:table-row>
        <table:table-row table:style-name="TableLine94876677148000">
          <table:table-cell table:style-name="Table10.A1" office:value-type="string">
            <text:p text:style-name="Table_20_Contents">​ </text:p>
          </table:table-cell>
          <table:table-cell table:style-name="Table10.A1" office:value-type="string">
            <text:p text:style-name="Table_20_Contents">println(​<text:span text:style-name="Emphasis">"$first $middle $last"</text:span>​) ​<text:span text:style-name="Emphasis">//John Quincy Adams</text:span>​</text:p>
          </table:table-cell>
        </table:table-row>
      </table:table>
      <text:p text:style-name="P79"><text:span text:style-name="T9"/></text:p>
      <text:p text:style-name="P80"><text:soft-page-break/><text:span text:style-name="T9">can be replaced</text:span></text:p>
      <text:p text:style-name="P80"><text:span text:style-name="T9"/></text:p>
      <text:p text:style-name="P80"><text:span text:style-name="T9"/></text:p>
      <table:table table:name="Table11" table:style-name="Table11">
        <table:table-column table:style-name="Table11.A"/>
        <table:table-column table:style-name="Table11.B"/>
        <table:table-row table:style-name="TableLine94876744227920">
          <table:table-cell table:style-name="Table11.A1" office:value-type="string">
            <text:p text:style-name="Table_20_Contents"> </text:p>
          </table:table-cell>
          <table:table-cell table:style-name="Table11.A1" office:value-type="string">
            <text:p text:style-name="Table_20_Contents">​<text:span text:style-name="Strong_20_Emphasis">val</text:span>​ (first, middle, last) = getFullName()</text:p>
          </table:table-cell>
        </table:table-row>
        <table:table-row table:style-name="TableLine94876744227920">
          <table:table-cell table:style-name="Table11.A1" office:value-type="string">
            <text:p text:style-name="Table_20_Contents">​ </text:p>
          </table:table-cell>
          <table:table-cell table:style-name="Table11.A1" office:value-type="string">
            <text:p text:style-name="P111"/>
          </table:table-cell>
        </table:table-row>
        <table:table-row table:style-name="TableLine94876744227920">
          <table:table-cell table:style-name="Table11.A1" office:value-type="string">
            <text:p text:style-name="Table_20_Contents">​ </text:p>
          </table:table-cell>
          <table:table-cell table:style-name="Table11.A1" office:value-type="string">
            <text:p text:style-name="Table_20_Contents">println(​<text:span text:style-name="Emphasis">"$first $middle $last"</text:span>​) ​<text:span text:style-name="Emphasis">//John Quincy Adams</text:span>​</text:p>
          </table:table-cell>
        </table:table-row>
      </table:table>
      <text:p text:style-name="P80"><text:span text:style-name="T9"/></text:p>
      <text:p text:style-name="P80"><text:span text:style-name="T9">For example, if we don’t want the middle name, we can use an underscore (_) to skip it.<text:line-break/></text:span></text:p>
      <table:table table:name="Table12" table:style-name="Table12">
        <table:table-column table:style-name="Table12.A"/>
        <table:table-column table:style-name="Table12.B"/>
        <table:table-row table:style-name="TableLine94876746236496">
          <table:table-cell table:style-name="Table12.A1" office:value-type="string">
            <text:p text:style-name="Table_20_Contents"> </text:p>
          </table:table-cell>
          <table:table-cell table:style-name="Table12.A1" office:value-type="string">
            <text:p text:style-name="Table_20_Contents">​<text:span text:style-name="Strong_20_Emphasis">val</text:span>​ (first, _, last) = getFullName()</text:p>
          </table:table-cell>
        </table:table-row>
      </table:table>
      <text:p text:style-name="P80"><text:span text:style-name="T9"/></text:p>
      <text:p text:style-name="P80"><text:span text:style-name="T9">You may place _ at any position that you want to ignore. If you want to stop at a particular position and ignore the rest, you don’t need to fill all remaining spaces with _s. For example, to get only the middle name we can write:<text:line-break/></text:span></text:p>
      <table:table table:name="Table13" table:style-name="Table13">
        <table:table-column table:style-name="Table13.A"/>
        <table:table-column table:style-name="Table13.B"/>
        <table:table-row table:style-name="TableLine94876673178912">
          <table:table-cell table:style-name="Table13.A1" office:value-type="string">
            <text:p text:style-name="P111"/>
          </table:table-cell>
          <table:table-cell table:style-name="Table13.A1" office:value-type="string">
            <text:p text:style-name="Table_20_Contents">​<text:span text:style-name="Strong_20_Emphasis">val</text:span>​ (_, middle) = getFullName()</text:p>
          </table:table-cell>
        </table:table-row>
      </table:table>
      <text:p text:style-name="P80"><text:span text:style-name="T9"/></text:p>
      <text:p text:style-name="P25"><text:span text:style-name="T33"/></text:p>
      <text:p text:style-name="P25"><text:span text:style-name="T38">External i</text:span><text:span text:style-name="T33">teration and </text:span><text:span text:style-name="T38">a</text:span><text:span text:style-name="T33">rgument matching</text:span></text:p>
      <text:p text:style-name="P25"><text:span text:style-name="T33"/></text:p>
      <text:p text:style-name="P32"><text:span text:style-name="T33">Kotlin provides both external iterators, used in the imperative style of programming, and internal iterators, used in the functional style. </text:span></text:p>
      <text:p text:style-name="P32"><text:span text:style-name="T33"/></text:p>
      <text:p text:style-name="P33"><text:span text:style-name="T42"/></text:p>
      <text:p text:style-name="P33"><text:span text:style-name="T42">Range</text:span><text:span text:style-name="T33"><text:line-break/></text:span></text:p>
      <table:table table:name="Table14" table:style-name="Table14">
        <table:table-column table:style-name="Table14.A"/>
        <table:table-column table:style-name="Table14.B"/>
        <table:table-row table:style-name="TableLine94876746039392">
          <table:table-cell table:style-name="Table14.A1" office:value-type="string">
            <text:p text:style-name="Table_20_Contents"> </text:p>
          </table:table-cell>
          <table:table-cell table:style-name="Table14.A1" office:value-type="string">
            <text:p text:style-name="Table_20_Contents">​<text:span text:style-name="Strong_20_Emphasis">val</text:span>​ oneToFive: IntRange = 1..5</text:p>
          </table:table-cell>
        </table:table-row>
      </table:table>
      <text:p text:style-name="P33"><text:span text:style-name="T33"/></text:p>
      <text:p text:style-name="P33"><text:span text:style-name="T33">The type IntRange, which is part of the kotlin.ranges package, is provided for clarity, but you may leave it out and let type inference figure out the variable’s type.</text:span></text:p>
      <text:p text:style-name="P33"><text:span text:style-name="T33"/></text:p>
      <text:p text:style-name="P33"><text:span text:style-name="T33">That’s nifty. Take the initial value, place the .. operator, followed by the last value in the range. The range includes both the values before and after the .. operator. Let’s quickly check if a couple of values exist in that range</text:span></text:p>
      <text:p text:style-name="P33"><text:span text:style-name="T33"/></text:p>
      <text:p text:style-name="P34"><text:span text:style-name="T33">iterate using for loop</text:span></text:p>
      <text:p text:style-name="P8"><text:span text:style-name="T7">for (x in ..) <text:line-break/></text:span><text:span text:style-name="T33">the variable i is a val and not a var;</text:span></text:p>
      <text:p text:style-name="P8"><text:span text:style-name="T7"/></text:p>
      <text:p text:style-name="P104"><text:span text:style-name="T7">r</text:span><text:span text:style-name="T6">everse iteration</text:span></text:p>
      <text:p text:style-name="P104"><text:span text:style-name="Strong_20_Emphasis"><text:span text:style-name="T15">for</text:span></text:span><text:span text:style-name="T6">​ (i ​</text:span><text:span text:style-name="Strong_20_Emphasis"><text:span text:style-name="T15">in</text:span></text:span><text:span text:style-name="T6">​ 5.downTo(1)) </text:span></text:p>
      <text:p text:style-name="P104"><text:span text:style-name="T6">The call to the downTo() method creates an instance of IntProgression, which is also part of the kotlin.ranges package</text:span></text:p>
      <text:p text:style-name="P104"><text:span text:style-name="T6">or </text:span></text:p>
      <text:p text:style-name="P104"><text:span text:style-name="Strong_20_Emphasis"><text:span text:style-name="T15">for</text:span></text:span><text:span text:style-name="T6">​ (i ​</text:span><text:span text:style-name="Strong_20_Emphasis"><text:span text:style-name="T15">in</text:span></text:span><text:span text:style-name="T6">​ 5 downTo 1) { print(​</text:span><text:span text:style-name="Emphasis"><text:span text:style-name="T2">"$i, "</text:span></text:span><text:span text:style-name="T6">​) } ​</text:span><text:span text:style-name="Emphasis"><text:span text:style-name="T2">//5, 4, 3, 2, 1,</text:span></text:span></text:p>
      <text:p text:style-name="P104"><text:span text:style-name="Emphasis"><text:span text:style-name="T2"/></text:span></text:p>
      <text:p text:style-name="P104"><text:span text:style-name="Emphasis"><text:span text:style-name="T6">Also there are: </text:span></text:span></text:p>
      <text:list xml:id="list3794107604" text:style-name="L1">
        <text:list-item>
          <text:p text:style-name="P9"><text:soft-page-break/><text:span text:style-name="Emphasis"><text:span text:style-name="T8">step</text:span></text:span><text:span text:style-name="T8">​</text:span></text:p>
        </text:list-item>
        <text:list-item>
          <text:p text:style-name="P105"><text:span text:style-name="T8">u</text:span><text:span text:style-name="T6">ntil</text:span></text:p>
        </text:list-item>
        <text:list-item>
          <text:p text:style-name="P105"><text:span text:style-name="T6">filter</text:span></text:p>
        </text:list-item>
      </text:list>
      <text:p text:style-name="P106"><text:span text:style-name="T6"/></text:p>
      <text:p text:style-name="P52"><text:span text:style-name="T15"/></text:p>
      <text:p text:style-name="P52"><text:span text:style-name="T15">Iterating over Arrays and Lists</text:span></text:p>
      <text:p text:style-name="P52"><text:span text:style-name="T15"/></text:p>
      <text:p text:style-name="P81"><text:span text:style-name="T15">Create an array of values use the arrayOf()<text:line-break/>You can create an instance of List&lt;T&gt; using the listOf()</text:span></text:p>
      <text:p text:style-name="P81"><text:span text:style-name="T15"/></text:p>
      <text:p text:style-name="P81"><text:span text:style-name="T15">The </text:span><text:span text:style-name="T4">indices</text:span><text:span text:style-name="T15"> property provides a range of index values</text:span></text:p>
      <text:p text:style-name="P81"><text:span text:style-name="T15"/></text:p>
      <table:table table:name="Table15" table:style-name="Table15">
        <table:table-column table:style-name="Table15.A"/>
        <table:table-column table:style-name="Table15.B"/>
        <table:table-row table:style-name="TableLine94876795391456">
          <table:table-cell table:style-name="Table15.A1" office:value-type="string">
            <text:p text:style-name="Table_20_Contents"> </text:p>
          </table:table-cell>
          <table:table-cell table:style-name="Table15.A1" office:value-type="string">
            <text:p text:style-name="Table_20_Contents">​<text:span text:style-name="Strong_20_Emphasis">for</text:span>​ (index ​<text:span text:style-name="Strong_20_Emphasis">in</text:span>​ names.indices) {</text:p>
          </table:table-cell>
        </table:table-row>
        <table:table-row table:style-name="TableLine94876795391456">
          <table:table-cell table:style-name="Table15.A1" office:value-type="string">
            <text:p text:style-name="Table_20_Contents">​ </text:p>
          </table:table-cell>
          <table:table-cell table:style-name="Table15.A1" office:value-type="string">
            <text:p text:style-name="Table_20_Contents">println(​<text:span text:style-name="Emphasis">"Position of ${names.get(index)} is $index"</text:span>​)</text:p>
          </table:table-cell>
        </table:table-row>
        <table:table-row table:style-name="TableLine94876795391456">
          <table:table-cell table:style-name="Table15.A1" office:value-type="string">
            <text:p text:style-name="Table_20_Contents">​ </text:p>
          </table:table-cell>
          <table:table-cell table:style-name="Table15.A1" office:value-type="string">
            <text:p text:style-name="Table_20_Contents">}</text:p>
          </table:table-cell>
        </table:table-row>
      </table:table>
      <text:p text:style-name="P81"><text:span text:style-name="T15">Output</text:span></text:p>
      <text:p text:style-name="P81"><text:span text:style-name="T15"/></text:p>
      <text:p text:style-name="P81"><text:span text:style-name="T15"/></text:p>
      <table:table table:name="Table16" table:style-name="Table16">
        <table:table-column table:style-name="Table16.A"/>
        <table:table-column table:style-name="Table16.B"/>
        <table:table-row table:style-name="TableLine94876797205728">
          <table:table-cell table:style-name="Table16.A1" office:value-type="string">
            <text:p text:style-name="Table_20_Contents"> </text:p>
          </table:table-cell>
          <table:table-cell table:style-name="Table16.A1" office:value-type="string">
            <text:p text:style-name="Table_20_Contents">Position of Tom is 0</text:p>
          </table:table-cell>
        </table:table-row>
        <table:table-row table:style-name="TableLine94876797205728">
          <table:table-cell table:style-name="Table16.A1" office:value-type="string">
            <text:p text:style-name="Table_20_Contents">​ </text:p>
          </table:table-cell>
          <table:table-cell table:style-name="Table16.A1" office:value-type="string">
            <text:p text:style-name="Table_20_Contents">Position of Jerry is 1</text:p>
          </table:table-cell>
        </table:table-row>
      </table:table>
      <text:p text:style-name="P81"><text:span text:style-name="T15"/></text:p>
      <text:p text:style-name="P82"><text:span text:style-name="T15">or </text:span></text:p>
      <text:p text:style-name="P82"><text:span text:style-name="T15"/></text:p>
      <table:table table:name="Table17" table:style-name="Table17">
        <table:table-column table:style-name="Table17.A"/>
        <table:table-column table:style-name="Table17.B"/>
        <table:table-row table:style-name="TableLine94876746130720">
          <table:table-cell table:style-name="Table17.A1" office:value-type="string">
            <text:p text:style-name="Table_20_Contents"> </text:p>
          </table:table-cell>
          <table:table-cell table:style-name="Table17.A1" office:value-type="string">
            <text:p text:style-name="Table_20_Contents">​<text:span text:style-name="Strong_20_Emphasis">for</text:span>​ ((index, name) ​<text:span text:style-name="Strong_20_Emphasis">in</text:span>​ names.withIndex()) {</text:p>
          </table:table-cell>
        </table:table-row>
      </table:table>
      <text:p text:style-name="P82"><text:span text:style-name="T15"/></text:p>
      <text:p text:style-name="P53"><text:span text:style-name="T15"/></text:p>
      <text:p text:style-name="P53"><text:span text:style-name="T15">When as an Expression</text:span></text:p>
      <text:p text:style-name="P82"><text:span text:style-name="T15"/></text:p>
      <text:p text:style-name="P82"><text:span text:style-name="T15">Here, when is used as an expression. The value returned by the function is the value returned by one of the branches in when.</text:span></text:p>
      <text:p text:style-name="P82"><text:span text:style-name="T15"/></text:p>
      <text:p text:style-name="P82"><text:span text:style-name="T15"/></text:p>
      <table:table table:name="Table18" table:style-name="Table18">
        <table:table-column table:style-name="Table18.A"/>
        <table:table-column table:style-name="Table18.B"/>
        <table:table-row table:style-name="TableLine94876754233040">
          <table:table-cell table:style-name="Table18.A1" office:value-type="string">
            <text:p text:style-name="Table_20_Contents"> </text:p>
          </table:table-cell>
          <table:table-cell table:style-name="Table18.A1" office:value-type="string">
            <text:p text:style-name="Table_20_Contents">​<text:span text:style-name="Strong_20_Emphasis">fun</text:span>​ ​<text:span text:style-name="Strong_20_Emphasis">isAlive</text:span>​(alive: Boolean, numberOfLiveNeighbors: Int) = ​<text:span text:style-name="Strong_20_Emphasis">when</text:span>​ {</text:p>
          </table:table-cell>
        </table:table-row>
        <table:table-row table:style-name="TableLine94876754233040">
          <table:table-cell table:style-name="Table18.A1" office:value-type="string">
            <text:p text:style-name="Table_20_Contents">​ </text:p>
          </table:table-cell>
          <table:table-cell table:style-name="Table18.A1" office:value-type="string">
            <text:p text:style-name="Table_20_Contents">numberOfLiveNeighbors &lt; 2 -&gt; ​<text:span text:style-name="Strong_20_Emphasis">false</text:span>​</text:p>
          </table:table-cell>
        </table:table-row>
        <table:table-row table:style-name="TableLine94876754233040">
          <table:table-cell table:style-name="Table18.A1" office:value-type="string">
            <text:p text:style-name="Table_20_Contents">​ </text:p>
          </table:table-cell>
          <table:table-cell table:style-name="Table18.A1" office:value-type="string">
            <text:p text:style-name="Table_20_Contents">numberOfLiveNeighbors &gt; 3 -&gt; ​<text:span text:style-name="Strong_20_Emphasis">false</text:span>​</text:p>
          </table:table-cell>
        </table:table-row>
        <table:table-row table:style-name="TableLine94876754233040">
          <table:table-cell table:style-name="Table18.A1" office:value-type="string">
            <text:p text:style-name="Table_20_Contents">​ </text:p>
          </table:table-cell>
          <table:table-cell table:style-name="Table18.A1" office:value-type="string">
            <text:p text:style-name="Table_20_Contents">numberOfLiveNeighbors == 3 -&gt; ​<text:span text:style-name="Strong_20_Emphasis">true</text:span>​</text:p>
          </table:table-cell>
        </table:table-row>
        <table:table-row table:style-name="TableLine94876754233040">
          <table:table-cell table:style-name="Table18.A1" office:value-type="string">
            <text:p text:style-name="Table_20_Contents">​ </text:p>
          </table:table-cell>
          <table:table-cell table:style-name="Table18.A1" office:value-type="string">
            <text:p text:style-name="Table_20_Contents">​<text:span text:style-name="Strong_20_Emphasis">else</text:span>​ -&gt; alive &amp;&amp; numberOfLiveNeighbors == 2</text:p>
          </table:table-cell>
        </table:table-row>
        <table:table-row table:style-name="TableLine94876754233040">
          <table:table-cell table:style-name="Table18.A1" office:value-type="string">
            <text:p text:style-name="Table_20_Contents">​ </text:p>
          </table:table-cell>
          <table:table-cell table:style-name="Table18.A1" office:value-type="string">
            <text:p text:style-name="Table_20_Contents">}</text:p>
          </table:table-cell>
        </table:table-row>
      </table:table>
      <text:p text:style-name="P82"><text:span text:style-name="T15"/></text:p>
      <text:p text:style-name="P83"><text:span text:style-name="T15">In the case where when is used as an expression, the Kotlin compiler will verify that either the else part exists or that the expression will result in a value for all possible input values. </text:span></text:p>
      <text:p text:style-name="P83"><text:span text:style-name="T15">The order in which the conditions are placed matters—the execution will follow the path corresponding to the first satisfying condition.</text:span></text:p>
      <text:p text:style-name="P83"><text:span text:style-name="T15"/></text:p>
      <text:p text:style-name="P83"><text:span text:style-name="T15">In the examples we’ve seen so far, the code that follows the -&gt; was a short single expression. Kotlin permits that part to be a block as well. The last expression within the block becomes the result of the </text:span><text:soft-page-break/><text:span text:style-name="T15">execution of that path. Even though Kotlin allows blocks after -&gt;, from the readability point of view, avoid that. If more complex logic than a single expression or statement is needed, refactor that into a separate function</text:span></text:p>
      <text:p text:style-name="P83"><text:span text:style-name="T15"/></text:p>
      <text:p text:style-name="P54"><text:span text:style-name="T15">When as a Statement</text:span></text:p>
      <text:p text:style-name="P54"><text:span text:style-name="T15"/></text:p>
      <text:p text:style-name="P84"/>
      <table:table table:name="Table19" table:style-name="Table19">
        <table:table-column table:style-name="Table19.A"/>
        <table:table-column table:style-name="Table19.B"/>
        <table:table-row table:style-name="TableLine94876745159152">
          <table:table-cell table:style-name="Table19.A1" office:value-type="string">
            <text:p text:style-name="Table_20_Contents"> </text:p>
          </table:table-cell>
          <table:table-cell table:style-name="Table19.A1" office:value-type="string">
            <text:p text:style-name="Table_20_Contents">​<text:span text:style-name="Strong_20_Emphasis">fun</text:span>​ ​<text:span text:style-name="Strong_20_Emphasis">printWhatToDo</text:span>​(dayOfWeek: Any) {</text:p>
          </table:table-cell>
        </table:table-row>
        <table:table-row table:style-name="TableLine94876745159152">
          <table:table-cell table:style-name="Table19.A1" office:value-type="string">
            <text:p text:style-name="Table_20_Contents">​ </text:p>
          </table:table-cell>
          <table:table-cell table:style-name="Table19.A1" office:value-type="string">
            <text:p text:style-name="Table_20_Contents">​<text:span text:style-name="Strong_20_Emphasis">when</text:span>​ (dayOfWeek) {</text:p>
          </table:table-cell>
        </table:table-row>
        <table:table-row table:style-name="TableLine94876745159152">
          <table:table-cell table:style-name="Table19.A1" office:value-type="string">
            <text:p text:style-name="Table_20_Contents">​ </text:p>
          </table:table-cell>
          <table:table-cell table:style-name="Table19.A1" office:value-type="string">
            <text:p text:style-name="Table_20_Contents">​<text:span text:style-name="Emphasis">"Saturday"</text:span>​, ​<text:span text:style-name="Emphasis">"Sunday"</text:span>​ -&gt; println(​<text:span text:style-name="Emphasis">"Relax"</text:span>​)</text:p>
          </table:table-cell>
        </table:table-row>
        <table:table-row table:style-name="TableLine94876745159152">
          <table:table-cell table:style-name="Table19.A1" office:value-type="string">
            <text:p text:style-name="Table_20_Contents">​ </text:p>
          </table:table-cell>
          <table:table-cell table:style-name="Table19.A1" office:value-type="string">
            <text:p text:style-name="Table_20_Contents">​<text:span text:style-name="Strong_20_Emphasis">in</text:span>​ listOf(​<text:span text:style-name="Emphasis">"Monday"</text:span>​, ​<text:span text:style-name="Emphasis">"Tuesday"</text:span>​, ​<text:span text:style-name="Emphasis">"Wednesday"</text:span>​, ​<text:span text:style-name="Emphasis">"Thursday"</text:span>​) -&gt;</text:p>
          </table:table-cell>
        </table:table-row>
        <table:table-row table:style-name="TableLine94876745159152">
          <table:table-cell table:style-name="Table19.A1" office:value-type="string">
            <text:p text:style-name="Table_20_Contents">​ </text:p>
          </table:table-cell>
          <table:table-cell table:style-name="Table19.A1" office:value-type="string">
            <text:p text:style-name="Table_20_Contents">println(​<text:span text:style-name="Emphasis">"Work hard"</text:span>​)</text:p>
          </table:table-cell>
        </table:table-row>
        <table:table-row table:style-name="TableLine94876745159152">
          <table:table-cell table:style-name="Table19.A1" office:value-type="string">
            <text:p text:style-name="Table_20_Contents">​ </text:p>
          </table:table-cell>
          <table:table-cell table:style-name="Table19.A1" office:value-type="string">
            <text:p text:style-name="Table_20_Contents">​<text:span text:style-name="Strong_20_Emphasis">in</text:span>​ 2..4 -&gt; println(​<text:span text:style-name="Emphasis">"Work hard"</text:span>​)</text:p>
          </table:table-cell>
        </table:table-row>
        <table:table-row table:style-name="TableLine94876745159152">
          <table:table-cell table:style-name="Table19.A1" office:value-type="string">
            <text:p text:style-name="Table_20_Contents">​ </text:p>
          </table:table-cell>
          <table:table-cell table:style-name="Table19.A1" office:value-type="string">
            <text:p text:style-name="Table_20_Contents">​<text:span text:style-name="Emphasis">"Friday"</text:span>​ -&gt; println(​<text:span text:style-name="Emphasis">"Party"</text:span>​)</text:p>
          </table:table-cell>
        </table:table-row>
        <table:table-row table:style-name="TableLine94876745159152">
          <table:table-cell table:style-name="Table19.A1" office:value-type="string">
            <text:p text:style-name="Table_20_Contents">​ </text:p>
          </table:table-cell>
          <table:table-cell table:style-name="Table19.A1" office:value-type="string">
            <text:p text:style-name="Table_20_Contents">​<text:span text:style-name="Strong_20_Emphasis">is</text:span>​ String -&gt; println(​<text:span text:style-name="Emphasis">"What?"</text:span>​)</text:p>
          </table:table-cell>
        </table:table-row>
        <table:table-row table:style-name="TableLine94876745159152">
          <table:table-cell table:style-name="Table19.A1" office:value-type="string">
            <text:p text:style-name="Table_20_Contents">​ </text:p>
          </table:table-cell>
          <table:table-cell table:style-name="Table19.A1" office:value-type="string">
            <text:p text:style-name="Table_20_Contents">}</text:p>
          </table:table-cell>
        </table:table-row>
        <table:table-row table:style-name="TableLine94876745159152">
          <table:table-cell table:style-name="Table19.A1" office:value-type="string">
            <text:p text:style-name="Table_20_Contents">​ </text:p>
          </table:table-cell>
          <table:table-cell table:style-name="Table19.A1" office:value-type="string">
            <text:p text:style-name="Table_20_Contents">}</text:p>
          </table:table-cell>
        </table:table-row>
      </table:table>
      <text:p text:style-name="P84"/>
      <text:p text:style-name="P84">The return type of the function printWhatToDo() is Unit—it returns nothing. </text:p>
      <text:p text:style-name="P84"/>
      <text:p text:style-name="P85">Scope of the variable</text:p>
      <text:p text:style-name="P84">​<text:span text:style-name="Strong_20_Emphasis">when</text:span>​ (​<text:span text:style-name="Strong_20_Emphasis">val</text:span>​ numberOfCores = Runtime.getRuntime().availableProcessors()) {</text:p>
      <text:p text:style-name="P84"/>
      <text:p text:style-name="P84"/>
      <text:p text:style-name="P84"/>
      <text:p text:style-name="P56">Collections</text:p>
      <text:p text:style-name="P56"/>
      <text:p text:style-name="P55"/>
      <text:p text:style-name="P86">Kotlin provides both a mutable and an immutable flavor for collection interfaces that serve as views to Java collections. </text:p>
      <text:p text:style-name="P86"/>
      <text:p text:style-name="P117"><text:bookmark text:name="d24e8679"/>At a high level, you may use the following collections in Kotlin:</text:p>
      <text:list xml:id="list3561097892" text:style-name="L2">
        <text:list-item>
          <text:p text:style-name="P121">Pair—a tuple of two values. </text:p>
        </text:list-item>
        <text:list-item>
          <text:p text:style-name="P121">Triple—a tuple of three values. </text:p>
        </text:list-item>
        <text:list-item>
          <text:p text:style-name="P121">Array—indexed fixed-sized collection of objects and primitives. </text:p>
        </text:list-item>
        <text:list-item>
          <text:p text:style-name="P121">List—ordered collection of objects. </text:p>
        </text:list-item>
        <text:list-item>
          <text:p text:style-name="P121">Set—unordered collection of objects. </text:p>
        </text:list-item>
        <text:list-item>
          <text:p text:style-name="P116">Map—associative dictionary or map of keys and values. </text:p>
        </text:list-item>
      </text:list>
      <text:p text:style-name="P86">The improvement <text:span text:style-name="T49">(on Java) </text:span>comes in two forms: through extension functions and views.</text:p>
      <text:p text:style-name="P86"/>
      <text:p text:style-name="P86">Kotlin provides two different views for lists, sets, and maps: the read-only or immutable view, and the read-write or mutable view. Both views simply map to the same underlying collection in Java.</text:p>
      <text:p text:style-name="P86"/>
      <text:p text:style-name="P86">For example, both List and MutableList are Kotlin views around ArrayList, but operations to add an element or set a value at an index using a List reference will fail at compile time.</text:p>
      <text:p text:style-name="P86"><text:soft-page-break/></text:p>
      <text:p text:style-name="P86">A word of caution—don’t assume that the use of read-only views provides thread safety. The read-only reference is to a mutable collection and, even though you can’t change the collection, it’s not guaranteed that the referenced collection isn’t changed in another thread.</text:p>
      <text:p text:style-name="P86"/>
      <text:p text:style-name="P57">Pair</text:p>
      <text:p text:style-name="P57"/>
      <text:p text:style-name="P87">println(Pair(​"Tom"​, ​"Jerry"​)) </text:p>
      <text:p text:style-name="P87"/>
      <text:p text:style-name="P10"><text:span text:style-name="T25">m</text:span>apOf(​<text:span text:style-name="Emphasis">"Tom"</text:span>​ to ​<text:span text:style-name="Emphasis">"Cat"</text:span>​, ​<text:span text:style-name="Emphasis">"Jerry"</text:span>​ to ​<text:span text:style-name="Emphasis">"Mouse"</text:span>​) <text:s text:c="2"/>​<text:span text:style-name="Emphasis">//{Tom=Cat, Jerry=Mouse}<text:line-break/></text:span><text:span text:style-name="Emphasis"><text:span text:style-name="T33">to create pairs of entries for a Map. The to() method creates an instance of Pair, with the target value as the first value in the Pair and the argument provided as the second value in the Pair.</text:span></text:span>​</text:p>
      <text:p text:style-name="P10"/>
      <text:p text:style-name="P58">Triple</text:p>
      <text:p text:style-name="P88">If you have a need for three objects</text:p>
      <text:p text:style-name="P58"/>
      <text:p text:style-name="P88">Both Pair and Triple are immutable and are useful to create a grouping of two and three values, respectively. </text:p>
      <text:p text:style-name="P88"/>
      <text:p text:style-name="P59">Arrays</text:p>
      <text:p text:style-name="P59"/>
      <text:p text:style-name="P89">The Array&lt;T&gt; class represents an array of values in Kotlin. Use arrays only when low-level optimization is desired</text:p>
      <text:p text:style-name="P89"/>
      <text:p text:style-name="P60">List</text:p>
      <text:p text:style-name="P60"/>
      <text:p text:style-name="P90">To create an immutable list, use listOf()—immutability is implied, which should also be our preference when there’s a choice. But if you really need to create a mutable list, then use mutableListOf()</text:p>
      <text:p text:style-name="P90"/>
      <text:p text:style-name="P90"/>
      <table:table table:name="Table20" table:style-name="Table20">
        <table:table-column table:style-name="Table20.A"/>
        <table:table-column table:style-name="Table20.B"/>
        <table:table-row table:style-name="TableLine94876795126368">
          <table:table-cell table:style-name="Table20.A1" office:value-type="string">
            <text:p text:style-name="Table_20_Contents"> </text:p>
          </table:table-cell>
          <table:table-cell table:style-name="Table20.A1" office:value-type="string">
            <text:p text:style-name="Table_20_Contents">​<text:span text:style-name="Strong_20_Emphasis">val</text:span>​ fruits2 = fruits + ​<text:span text:style-name="Emphasis">"Orange"</text:span>​</text:p>
          </table:table-cell>
        </table:table-row>
      </table:table>
      <text:p text:style-name="P90">The operation <text:span text:style-name="T50">+ </text:span>didn’t mutate the list fruits; instead, it created a new list with all the values from the original copied over, plus the new element.</text:p>
      <text:p text:style-name="P90"/>
      <text:p text:style-name="P90">The - operator is useful to create a new list without the first occurrence of the specified element, like this:</text:p>
      <table:table table:name="Table21" table:style-name="Table21">
        <table:table-column table:style-name="Table21.A"/>
        <table:table-column table:style-name="Table21.B"/>
        <table:table-row table:style-name="TableLine94876745475280">
          <table:table-cell table:style-name="Table21.A1" office:value-type="string">
            <text:p text:style-name="Table_20_Contents"/>
          </table:table-cell>
          <table:table-cell table:style-name="Table21.A1" office:value-type="string">
            <text:p text:style-name="Table_20_Contents">​<text:span text:style-name="Strong_20_Emphasis">val</text:span>​ noBanana = fruits - ​<text:span text:style-name="Emphasis">"Banana"</text:span>​</text:p>
          </table:table-cell>
        </table:table-row>
        <table:table-row table:style-name="TableLine94876745475280">
          <table:table-cell table:style-name="Table21.A1" office:value-type="string">
            <text:p text:style-name="Table_20_Contents">​ </text:p>
          </table:table-cell>
          <table:table-cell table:style-name="Table21.A1" office:value-type="string">
            <text:p text:style-name="Table_20_Contents">println(noBanana) ​<text:span text:style-name="Emphasis">//[Apple, Grape]</text:span>​</text:p>
          </table:table-cell>
        </table:table-row>
      </table:table>
      <text:p text:style-name="P90"/>
      <text:p text:style-name="P90">If you don’t care about ordering of the elements, you may want to use a set instead of a list</text:p>
      <text:p text:style-name="P90"/>
      <text:p text:style-name="P61">Set</text:p>
      <text:p text:style-name="P61"/>
      <text:p text:style-name="P91">Sets are unordered collections of elements. </text:p>
      <text:p text:style-name="P91"/>
      <text:p text:style-name="P91">You may create instances of Set&lt;T&gt; using setOf() or instances of MutableSet&lt;T&gt; using mutableSetOf(). You may also use <text:span text:style-name="T16">hashSetOf</text:span>() to get a reference of type java.util.HashSet&lt;T&gt;: <text:span text:style-name="T16">linkedSetOf</text:span>() for LinkedHashSet, and <text:span text:style-name="T16">sortedSetOf</text:span>() for TreeSet&lt;T&gt;.</text:p>
      <text:p text:style-name="P91"><text:soft-page-break/></text:p>
      <text:p text:style-name="P62">Map</text:p>
      <text:p text:style-name="P62"/>
      <text:p text:style-name="P92">A map keeps a collection of key-value pairs.</text:p>
      <text:p text:style-name="P91"/>
      <text:p text:style-name="P91">You may use mapOf() to create a map and get a reference to the read-only interface Map&lt;K, V&gt;. Alternatively, use mutableMapOf() to get access to MutableMap&lt;K, V&gt;. Also, you may obtain a reference to the JDK HashMap using hashMapOf(), LinkedHashMap using linkedMapOf(), and SortedMap using sortedMapOf().</text:p>
      <text:p text:style-name="P91"/>
      <text:p text:style-name="P91">The key-value pairs are created using the to() extension function,</text:p>
      <text:p text:style-name="P91"/>
      <text:p text:style-name="P91"/>
      <table:table table:name="Table22" table:style-name="Table22">
        <table:table-column table:style-name="Table22.A"/>
        <table:table-column table:style-name="Table22.B"/>
        <table:table-row table:style-name="TableLine94876794626160">
          <table:table-cell table:style-name="Table22.A1" office:value-type="string">
            <text:p text:style-name="Table_20_Contents"> </text:p>
          </table:table-cell>
          <table:table-cell table:style-name="Table22.A1" office:value-type="string">
            <text:p text:style-name="P112">​<text:span text:style-name="Strong_20_Emphasis">val</text:span>​ sites = mapOf(​<text:span text:style-name="Emphasis">"pragprog"</text:span>​ to ​<text:span text:style-name="Emphasis">"</text:span><text:a xlink:type="simple" xlink:href="https://www.pragprog.com/" text:style-name="Internet_20_link" text:visited-style-name="Visited_20_Internet_20_Link"><text:span text:style-name="Emphasis">https://www.pragprog.com</text:span></text:a><text:span text:style-name="Emphasis">"</text:span>​, <text:span text:style-name="Emphasis">"</text:span><text:span text:style-name="Emphasis"><text:span text:style-name="T44">key</text:span></text:span><text:span text:style-name="Emphasis">"</text:span>​ to ​<text:span text:style-name="Emphasis">"</text:span><text:span text:style-name="Emphasis"><text:span text:style-name="T51">value</text:span></text:span><text:span text:style-name="Emphasis">"</text:span>​,<text:span text:style-name="T51">)</text:span></text:p>
          </table:table-cell>
        </table:table-row>
      </table:table>
      <text:p text:style-name="P91"/>
      <text:p text:style-name="P91"/>
      <table:table table:name="Table23" table:style-name="Table23">
        <table:table-column table:style-name="Table23.A"/>
        <table:table-column table:style-name="Table23.B"/>
        <table:table-row table:style-name="TableLine94876794387616">
          <table:table-cell table:style-name="Table23.A1" office:value-type="string">
            <text:p text:style-name="Table_20_Contents"> </text:p>
          </table:table-cell>
          <table:table-cell table:style-name="Table23.A1" office:value-type="string">
            <text:p text:style-name="Table_20_Contents">​<text:span text:style-name="Strong_20_Emphasis">val</text:span>​ pragProgSite: String = sites.​<text:span text:style-name="Strong_20_Emphasis">get</text:span>​(​<text:span text:style-name="Emphasis">"pragprog"</text:span>​) ​<text:span text:style-name="Emphasis">//ERROR</text:span>​</text:p>
          </table:table-cell>
        </table:table-row>
      </table:table>
      <text:p text:style-name="P11"><text:span text:style-name="T26">It’s not guaranteed that a key exists in the map, so there may not be a value for it. </text:span>otlin protects us at compile time and wants us to use a nullable reference type:</text:p>
      <text:p text:style-name="P11"><text:span text:style-name="Strong_20_Emphasis">al</text:span>​ pragProgSite: String? = sites.​<text:span text:style-name="Strong_20_Emphasis">get</text:span>​(​<text:span text:style-name="Emphasis">"pragprog"</text:span>​)</text:p>
      <text:p text:style-name="P11"/>
      <text:p text:style-name="P11">But we may create a new map with additional key-value pairs, like so:</text:p>
      <table:table table:name="Table24" table:style-name="Table24">
        <table:table-column table:style-name="Table24.A"/>
        <table:table-column table:style-name="Table24.B"/>
        <table:table-row table:style-name="TableLine94876794854544">
          <table:table-cell table:style-name="Table24.A1" office:value-type="string">
            <text:p text:style-name="Table_20_Contents"> </text:p>
          </table:table-cell>
          <table:table-cell table:style-name="Table24.A1" office:value-type="string">
            <text:p text:style-name="Table_20_Contents">​<text:span text:style-name="Strong_20_Emphasis">val</text:span>​ sitesWithExample = sites + (​<text:span text:style-name="Emphasis">"example"</text:span>​ to ​<text:span text:style-name="Emphasis">"http://www.example.com"</text:span>​)</text:p>
          </table:table-cell>
        </table:table-row>
      </table:table>
      <text:p text:style-name="P11"/>
      <text:p text:style-name="P11"/>
      <text:p text:style-name="P11"/>
      <table:table table:name="Table25" table:style-name="Table25">
        <table:table-column table:style-name="Table25.A"/>
        <table:table-column table:style-name="Table25.B"/>
        <table:table-row table:style-name="TableLine94876745513728">
          <table:table-cell table:style-name="Table25.A1" office:value-type="string">
            <text:p text:style-name="P111"/>
          </table:table-cell>
          <table:table-cell table:style-name="Table25.A1" office:value-type="string">
            <text:p text:style-name="Table_20_Contents">​<text:span text:style-name="Strong_20_Emphasis">for</text:span>​ (entry ​<text:span text:style-name="Strong_20_Emphasis">in</text:span>​ sites) {</text:p>
          </table:table-cell>
        </table:table-row>
        <table:table-row table:style-name="TableLine94876745513728">
          <table:table-cell table:style-name="Table25.A1" office:value-type="string">
            <text:p text:style-name="Table_20_Contents">​ </text:p>
          </table:table-cell>
          <table:table-cell table:style-name="Table25.A1" office:value-type="string">
            <text:p text:style-name="Table_20_Contents">println(​<text:span text:style-name="Emphasis">"${entry.key} --- ${entry.value}"</text:span>​)</text:p>
          </table:table-cell>
        </table:table-row>
        <table:table-row table:style-name="TableLine94876745513728">
          <table:table-cell table:style-name="Table25.A1" office:value-type="string">
            <text:p text:style-name="Table_20_Contents">​ </text:p>
          </table:table-cell>
          <table:table-cell table:style-name="Table25.A1" office:value-type="string">
            <text:p text:style-name="Table_20_Contents">}</text:p>
          </table:table-cell>
        </table:table-row>
      </table:table>
      <text:p text:style-name="P11"/>
      <text:p text:style-name="P107">or</text:p>
      <text:p text:style-name="P107"/>
      <text:p text:style-name="P107"/>
      <table:table table:name="Table26" table:style-name="Table26">
        <table:table-column table:style-name="Table26.A"/>
        <table:table-column table:style-name="Table26.B"/>
        <table:table-row table:style-name="TableLine94876794338304">
          <table:table-cell table:style-name="Table26.A1" office:value-type="string">
            <text:p text:style-name="Table_20_Contents"> </text:p>
          </table:table-cell>
          <table:table-cell table:style-name="Table26.A1" office:value-type="string">
            <text:p text:style-name="Table_20_Contents">​<text:span text:style-name="Strong_20_Emphasis">for</text:span>​ ((key, value) ​<text:span text:style-name="Strong_20_Emphasis">in</text:span>​ sites) {</text:p>
          </table:table-cell>
        </table:table-row>
        <table:table-row table:style-name="TableLine94876794338304">
          <table:table-cell table:style-name="Table26.A1" office:value-type="string">
            <text:p text:style-name="Table_20_Contents">​ </text:p>
          </table:table-cell>
          <table:table-cell table:style-name="Table26.A1" office:value-type="string">
            <text:p text:style-name="Table_20_Contents">println(​<text:span text:style-name="Emphasis">"$key --- $value"</text:span>​)</text:p>
          </table:table-cell>
        </table:table-row>
        <table:table-row table:style-name="TableLine94876794338304">
          <table:table-cell table:style-name="Table26.A1" office:value-type="string">
            <text:p text:style-name="Table_20_Contents">​ </text:p>
          </table:table-cell>
          <table:table-cell table:style-name="Table26.A1" office:value-type="string">
            <text:p text:style-name="Table_20_Contents">}</text:p>
          </table:table-cell>
        </table:table-row>
      </table:table>
      <text:p text:style-name="P107"/>
      <text:p text:style-name="P63"/>
      <text:p text:style-name="P63"/>
      <text:p text:style-name="P64">Type Safety</text:p>
      <text:p text:style-name="P64"/>
      <text:p text:style-name="P64"/>
      <text:p text:style-name="P93">With Kotlin’s design-by-contract approach, you clearly express if and when a function or a method may receive or return a null reference.</text:p>
      <text:p text:style-name="P94"/>
      <text:p text:style-name="P93">Much like Java’s Object, all classes in Kotlin inherit from the Any class. This class brings under one fold a few common methods that are useful on instances of just about any class in Kotlin. </text:p>
      <text:p text:style-name="P93"><text:soft-page-break/><text:span text:style-name="T52">Y</text:span>ou can use generics more effectively in Kotlin than in Java. We’ll also explore reified type parameters that reduce clutter and error when creating and calling generic functions that require type information at runtime</text:p>
      <text:p text:style-name="P93"/>
      <text:p text:style-name="P65">Any</text:p>
      <text:p text:style-name="P65"/>
      <text:p text:style-name="P95">All classes in Kotlin inherit from Any, which maps to Object in Java.</text:p>
      <text:p text:style-name="P95"/>
      <text:p text:style-name="P95">Kotlin decided to make the to() method, which creates a Pair of objects of any type, universally available on objects of every single type.</text:p>
      <text:p text:style-name="P95"/>
      <text:p text:style-name="P95">Likewise, executing a block of code in the context of an object can remove a lot of verbose and repetitive code. To facilitate this, Any has extension functions like let(), run(), apply(), and also()</text:p>
      <text:p text:style-name="P95"/>
      <text:p text:style-name="P95">In languages like Java we use void to indicate that a method returns nothing. In Kotlin we use Unit, instead, to tell us when functions, which are expressions, return nothing useful. But there are situations where a function truly returns nothing…nada; that’s where the Nothing class comes in. The class Nothing has no instances and it represents a value or result that will never exist. When used as a return type of a method it means that the function never returns—the function call will only result in an exception.</text:p>
      <text:p text:style-name="P95"/>
      <text:p text:style-name="P118"><text:bookmark text:name="6313"/>So remember to use Nothing whenever the functions don’t return anything.<text:line-break/><text:span text:style-name="T53">More info here: </text:span><text:a xlink:type="simple" xlink:href="https://medium.com/thoughts-overflow/kotlin-has-nothing-but-there-is-nothing-like-nothing-in-java-cab98e4f4d26" text:style-name="Internet_20_link" text:visited-style-name="Visited_20_Internet_20_Link"><text:span text:style-name="T53">https://medium.com/thoughts-overflow/kotlin-has-nothing-but-there-is-nothing-like-nothing-in-java-cab98e4f4d26</text:span></text:a></text:p>
      <text:p text:style-name="P120"/>
      <text:p text:style-name="P120">Nullable Types</text:p>
      <text:p text:style-name="P115">The nullable types have a ? suffix<text:line-break/>String is String?. Likewise, Int vs. Int?, List&lt;String&gt; vs. List&lt;String&gt;?, and YourOwnClass vs. YourOwnClass?.</text:p>
      <text:p text:style-name="P119"/>
      <text:p text:style-name="P119">We can merge the null check and the call to a method or property into one step u<text:span text:style-name="T16">sing ?.—the safe-call</text:span> operator. </text:p>
      <text:p text:style-name="P12"><text:span text:style-name="T27">name?.reversed()<text:line-break/><text:line-break/></text:span>name?.reversed()?.toUpperCase()</text:p>
      <text:p text:style-name="P12"/>
      <text:p text:style-name="P12">if we want to return something else, a non-null <text:span text:style-name="T54">use elvis operator</text:span></text:p>
      <text:p text:style-name="P13">name?.reversed()?.toUpperCase() ?: ​<text:span text:style-name="Emphasis">"Joker"</text:span></text:p>
      <text:p text:style-name="P13"><text:span text:style-name="Emphasis"/></text:p>
      <text:p text:style-name="P13"><text:span text:style-name="Emphasis"><text:span text:style-name="T40">or when </text:span></text:span></text:p>
      <text:p text:style-name="P13"><text:span text:style-name="Emphasis"/></text:p>
      <text:p text:style-name="P13"><text:span text:style-name="Emphasis"/></text:p>
      <table:table table:name="Table27" table:style-name="Table27">
        <table:table-column table:style-name="Table27.A"/>
        <table:table-column table:style-name="Table27.B"/>
        <table:table-row table:style-name="TableLine94876795462208">
          <table:table-cell table:style-name="Table27.A1" office:value-type="string">
            <text:p text:style-name="Table_20_Contents"> </text:p>
          </table:table-cell>
          <table:table-cell table:style-name="Table27.A1" office:value-type="string">
            <text:p text:style-name="Table_20_Contents">​<text:span text:style-name="Strong_20_Emphasis">fun</text:span>​ ​<text:span text:style-name="Strong_20_Emphasis">nickName</text:span>​(name: String?) = ​<text:span text:style-name="Strong_20_Emphasis">when</text:span>​ (name) {</text:p>
          </table:table-cell>
        </table:table-row>
        <table:table-row table:style-name="TableLine94876795462208">
          <table:table-cell table:style-name="Table27.A1" office:value-type="string">
            <text:p text:style-name="Table_20_Contents">​ </text:p>
          </table:table-cell>
          <table:table-cell table:style-name="Table27.A1" office:value-type="string">
            <text:p text:style-name="Table_20_Contents">​<text:span text:style-name="Emphasis">"William"</text:span>​ -&gt; ​<text:span text:style-name="Emphasis">"Bill"</text:span>​</text:p>
          </table:table-cell>
        </table:table-row>
        <text:soft-page-break/>
        <table:table-row table:style-name="TableLine94876795462208">
          <table:table-cell table:style-name="Table27.A1" office:value-type="string">
            <text:p text:style-name="Table_20_Contents">​ </text:p>
          </table:table-cell>
          <table:table-cell table:style-name="Table27.A1" office:value-type="string">
            <text:p text:style-name="Table_20_Contents">​<text:span text:style-name="Strong_20_Emphasis">null</text:span>​ -&gt; ​<text:span text:style-name="Emphasis">"Joker"</text:span>​</text:p>
          </table:table-cell>
        </table:table-row>
        <table:table-row table:style-name="TableLine94876795462208">
          <table:table-cell table:style-name="Table27.A1" office:value-type="string">
            <text:p text:style-name="Table_20_Contents">​ </text:p>
          </table:table-cell>
          <table:table-cell table:style-name="Table27.A1" office:value-type="string">
            <text:p text:style-name="Table_20_Contents">​<text:span text:style-name="Strong_20_Emphasis">else</text:span>​ -&gt; name.reversed().toUpperCase()</text:p>
          </table:table-cell>
        </table:table-row>
        <table:table-row table:style-name="TableLine94876795462208">
          <table:table-cell table:style-name="Table27.A1" office:value-type="string">
            <text:p text:style-name="Table_20_Contents">​ </text:p>
          </table:table-cell>
          <table:table-cell table:style-name="Table27.A1" office:value-type="string">
            <text:p text:style-name="Table_20_Contents">}</text:p>
          </table:table-cell>
        </table:table-row>
      </table:table>
      <text:p text:style-name="P13">​</text:p>
      <text:p text:style-name="P13"/>
      <text:p text:style-name="P13"/>
      <text:p text:style-name="P66">Type Checking</text:p>
      <text:p text:style-name="P66"/>
      <text:p text:style-name="P14"><text:span text:style-name="T18">is → </text:span>If the instance is of the expected type, then the result of that expression is true; otherwise it’s false.</text:p>
      <text:p text:style-name="P14"/>
      <text:p text:style-name="P14">The is operator can be used on any type of reference. If the reference is null, then the result of using the is operator is false. But if the instance is either of the type specified after is or one of its derived types, then the result is true.</text:p>
      <text:p text:style-name="P14"/>
      <text:p text:style-name="P108"><text:span text:style-name="T55">Yo</text:span>u may use the is operator with negation as well. For example, you can use other !is Animal to check if the given reference isn’t pointing to an instance of Animal.</text:p>
      <text:p text:style-name="P108"/>
      <text:p text:style-name="P15"><text:span text:style-name="T56">Kotlin can perform automatic or smart casts once the type of a reference is confirmed.<text:line-break/></text:span>​<text:span text:style-name="Strong_20_Emphasis">override</text:span>​ ​<text:span text:style-name="Strong_20_Emphasis">operator</text:span>​ ​<text:span text:style-name="Strong_20_Emphasis">fun</text:span>​ ​<text:span text:style-name="Strong_20_Emphasis">equals</text:span>​(other: Any?):Boolean {<text:line-break/><text:tab/>​<text:span text:style-name="Strong_20_Emphasis">return</text:span>​ ​<text:span text:style-name="Strong_20_Emphasis">if</text:span>​ (other ​<text:span text:style-name="Strong_20_Emphasis">is</text:span>​ Animal) age == other.age ​<text:span text:style-name="Strong_20_Emphasis">else</text:span>​ ​<text:span text:style-name="Strong_20_Emphasis">false</text:span>​<text:line-break/>…</text:p>
      <text:p text:style-name="P16"><text:span text:style-name="T57">also<text:line-break/></text:span>other ​<text:span text:style-name="Strong_20_Emphasis">is</text:span>​ Animal &amp;&amp; age == other.age</text:p>
      <text:p text:style-name="P16"/>
      <text:p text:style-name="P109">use when</text:p>
      <text:p text:style-name="P109"/>
      <table:table table:name="Table28" table:style-name="Table28">
        <table:table-column table:style-name="Table28.A"/>
        <table:table-column table:style-name="Table28.B"/>
        <table:table-row table:style-name="TableLine94876794950032">
          <table:table-cell table:style-name="Table28.A1" office:value-type="string">
            <text:p text:style-name="Table_20_Contents"><text:span text:style-name="Strong_20_Emphasis">when</text:span>​ (dayOfWeek) {</text:p>
          </table:table-cell>
          <table:table-cell table:style-name="Table28.B1" office:value-type="string">
            <text:p text:style-name="P111"/>
          </table:table-cell>
        </table:table-row>
        <table:table-row table:style-name="TableLine94876794950032">
          <table:table-cell table:style-name="Table28.A1" office:value-type="string">
            <text:p text:style-name="Table_20_Contents">​ </text:p>
          </table:table-cell>
          <table:table-cell table:style-name="Table28.A1" office:value-type="string">
            <text:p text:style-name="Table_20_Contents">​<text:span text:style-name="Emphasis">"Saturday"</text:span>​, ​<text:span text:style-name="Emphasis">"Sunday"</text:span>​ -&gt; ​<text:span text:style-name="Emphasis">"Relax"</text:span>​</text:p>
          </table:table-cell>
        </table:table-row>
        <table:table-row table:style-name="TableLine94876794950032">
          <table:table-cell table:style-name="Table28.A1" office:value-type="string">
            <text:p text:style-name="Table_20_Contents">​ </text:p>
          </table:table-cell>
          <table:table-cell table:style-name="Table28.A1" office:value-type="string">
            <text:p text:style-name="Table_20_Contents">​<text:span text:style-name="Strong_20_Emphasis">in</text:span>​ listOf(​<text:span text:style-name="Emphasis">"Monday"</text:span>​, ​<text:span text:style-name="Emphasis">"Tuesday"</text:span>​, ​<text:span text:style-name="Emphasis">"Wednesday"</text:span>​, ​<text:span text:style-name="Emphasis">"Thursday"</text:span>​) -&gt; ​<text:span text:style-name="Emphasis">"Work hard"</text:span>​</text:p>
          </table:table-cell>
        </table:table-row>
        <table:table-row table:style-name="TableLine94876794950032">
          <table:table-cell table:style-name="Table28.A1" office:value-type="string">
            <text:p text:style-name="Table_20_Contents">​ </text:p>
          </table:table-cell>
          <table:table-cell table:style-name="Table28.A1" office:value-type="string">
            <text:p text:style-name="Table_20_Contents">​<text:span text:style-name="Strong_20_Emphasis">in</text:span>​ 2..4 -&gt; ​<text:span text:style-name="Emphasis">"Work hard"</text:span>​</text:p>
          </table:table-cell>
        </table:table-row>
        <table:table-row table:style-name="TableLine94876794950032">
          <table:table-cell table:style-name="Table28.A1" office:value-type="string">
            <text:p text:style-name="Table_20_Contents">​ </text:p>
          </table:table-cell>
          <table:table-cell table:style-name="Table28.A1" office:value-type="string">
            <text:p text:style-name="Table_20_Contents">​<text:span text:style-name="Emphasis">"Friday"</text:span>​ -&gt; ​<text:span text:style-name="Emphasis">"Party"</text:span>​</text:p>
          </table:table-cell>
        </table:table-row>
        <table:table-row table:style-name="TableLine94876794950032">
          <table:table-cell table:style-name="Table28.A1" office:value-type="string">
            <text:p text:style-name="Table_20_Contents">​ </text:p>
          </table:table-cell>
          <table:table-cell table:style-name="Table28.A1" office:value-type="string">
            <text:p text:style-name="Table_20_Contents">​<text:span text:style-name="Strong_20_Emphasis">is</text:span>​ String -&gt; ​<text:span text:style-name="Emphasis">"What?"</text:span>​</text:p>
          </table:table-cell>
        </table:table-row>
        <table:table-row table:style-name="TableLine94876794950032">
          <table:table-cell table:style-name="Table28.A1" office:value-type="string">
            <text:p text:style-name="Table_20_Contents">​ </text:p>
          </table:table-cell>
          <table:table-cell table:style-name="Table28.A1" office:value-type="string">
            <text:p text:style-name="Table_20_Contents">​<text:span text:style-name="Strong_20_Emphasis">else</text:span>​ -&gt; ​<text:span text:style-name="Emphasis">"No clue"</text:span>​</text:p>
          </table:table-cell>
        </table:table-row>
        <table:table-row table:style-name="TableLine94876794950032">
          <table:table-cell table:style-name="Table28.A1" office:value-type="string">
            <text:p text:style-name="Table_20_Contents">​ </text:p>
          </table:table-cell>
          <table:table-cell table:style-name="Table28.A1" office:value-type="string">
            <text:p text:style-name="Table_20_Contents">}</text:p>
          </table:table-cell>
        </table:table-row>
      </table:table>
      <text:p text:style-name="P109"/>
      <text:p text:style-name="P67"/>
      <text:p text:style-name="P67">explicit cast</text:p>
      <text:p text:style-name="P67"/>
      <text:p text:style-name="P96">Use explicit casts only in situations where smart casts aren’t possible—that is, when the compiler can’t determine the type with confidence. </text:p>
      <text:p text:style-name="P17"><text:span text:style-name="T28">Kotlin provides two operators to perform explicit cast: </text:span><text:span text:style-name="T32">as </text:span><text:span text:style-name="T28">and </text:span><text:span text:style-name="T32">as?<text:line-break/></text:span><text:span text:style-name="T45">To avoid this possibility we may fall back and use the is operator, but the safe alternative as?</text:span></text:p>
      <text:p text:style-name="P17"><text:span text:style-name="T32"/></text:p>
      <text:p text:style-name="P110"><text:span text:style-name="T28">The as operator results in a reference of the same type as the one specified to the right of the operator, as in this example:</text:span></text:p>
      <table:table table:name="Table29" table:style-name="Table29">
        <table:table-column table:style-name="Table29.A"/>
        <table:table-column table:style-name="Table29.B"/>
        <text:soft-page-break/>
        <table:table-row table:style-name="TableLine94876763588896">
          <table:table-cell table:style-name="Table29.A1" office:value-type="string">
            <text:p text:style-name="P113"> </text:p>
          </table:table-cell>
          <table:table-cell table:style-name="Table29.A1" office:value-type="string">
            <text:p text:style-name="Table_20_Contents"><text:span text:style-name="T45">​</text:span><text:span text:style-name="Strong_20_Emphasis"><text:span text:style-name="T45">val</text:span></text:span><text:span text:style-name="T45">​ message: String = fetchMessage(1) ​</text:span><text:span text:style-name="Strong_20_Emphasis"><text:span text:style-name="T45">as</text:span></text:span><text:span text:style-name="T45">​ String</text:span></text:p>
          </table:table-cell>
        </table:table-row>
      </table:table>
      <text:p text:style-name="P110"><text:span text:style-name="T28"/></text:p>
      <text:p text:style-name="P17"><text:span text:style-name="T47">Whereas the as operator blows up if the casting fails, the safe cast operator as? will assign null to the reference upon failure.<text:line-break/></text:span><text:span text:style-name="Strong_20_Emphasis"><text:span text:style-name="T58">val</text:span></text:span><text:span text:style-name="T28">​ message: String? = fetchMessage(1) ​</text:span><text:span text:style-name="Strong_20_Emphasis"><text:span text:style-name="T58">as</text:span></text:span><text:span text:style-name="T28">​? String</text:span></text:p>
      <text:p text:style-name="P17"><text:span text:style-name="T28"/></text:p>
      <text:p text:style-name="P18"><text:span text:style-name="T47">S</text:span><text:span text:style-name="T48">o </text:span><text:span text:style-name="T46">use the Elvis operator to provide an alternative </text:span></text:p>
      <text:p text:style-name="P18"><text:span text:style-name="T46"/></text:p>
      <text:p text:style-name="P18"><text:span text:style-name="T46"/></text:p>
      <text:p text:style-name="P68"><text:span text:style-name="T45">Generics in Kotlin</text:span></text:p>
      <text:p text:style-name="P68"><text:span text:style-name="T45"/></text:p>
      <text:p text:style-name="P97"><text:span text:style-name="T45">Sometimes you want the compiler to permit covariance—that is, tell the compiler to permit the use of a derived class of a parametric type T—in addition to allowing the type T. In Java you use the syntax &lt;? extends T&gt; to convey covariance, but there’s a catch. You can use that syntax when you use a generic class, which is called use-site variance, but not when you define a class, which is called declaration-site variance. In Kotlin you can do both.</text:span></text:p>
      <text:p text:style-name="P97"><text:span text:style-name="T45"/></text:p>
      <text:p text:style-name="P97"><text:span text:style-name="T45">Other times you want to tell the compiler to allow contravariance—that is, permit a super class of a parametric type T where type T is expected. Once again, Java permits contravariance, with the syntax &lt;? super T&gt; but only at use-site and not declaration-site. Kotlin permits contravariance both at declaration-site and use-site.</text:span></text:p>
      <text:p text:style-name="P97"><text:span text:style-name="T45"/></text:p>
      <text:p text:style-name="P97"><text:span text:style-name="T45">Kotlin protects us from passing an Array&lt;Banana&gt; where Array&lt;Fruit&gt; is expected and thus prevents us from inadvertently adding some arbitrary fruit into an array of Banana. That’s great, but sometimes we want to tell Kotlin to relax the rules a bit, but without compromising type safety, of course. In other words, we want the Kotlin compiler to allow covariance—accept a generic of derived type where a generic of base type is expected.</text:span></text:p>
      <text:p text:style-name="P97"><text:span text:style-name="T45">Using covariance, you tell the compiler to accept a derived parametric type in place of a parametric type. You can ask the compiler to take base types as well</text:span></text:p>
      <text:p text:style-name="P97"><text:span text:style-name="T45"/></text:p>
      <text:p text:style-name="P98"><text:span text:style-name="Strong_20_Emphasis">fun</text:span>​ ​<text:span text:style-name="Strong_20_Emphasis">copyFromTo</text:span>​(from: Array&lt;out Fruit&gt;, to: Array&lt;in Fruit&gt;) {</text:p>
      <text:p text:style-name="P19"><text:span text:style-name="T29"><text:tab/></text:span>​<text:span text:style-name="Strong_20_Emphasis">for</text:span>​ (i ​<text:span text:style-name="Strong_20_Emphasis">in</text:span>​ 0 until from.size) {</text:p>
      <text:p text:style-name="P19"><text:tab/><text:tab/>to[i] = from[i]</text:p>
      <text:p text:style-name="P19"><text:span text:style-name="T60"><text:tab/>}</text:span></text:p>
      <text:p text:style-name="P98"><text:span text:style-name="T60">}</text:span></text:p>
      <text:p text:style-name="P98"/>
      <text:p text:style-name="P98">The <text:span text:style-name="T31">in</text:span> specification tells Kotlin to permit method calls that set in values on that parameter and not permit methods that read out.</text:p>
      <text:p text:style-name="P98"/>
      <text:p text:style-name="P98">Designing generic functions and classes isn’t an easy task; we have to take the time to think about types, variances, and consequences. One more thing we have to consider when working with parametric types is to constrain the type that can be passed.</text:p>
      <text:p text:style-name="P98"/>
      <text:p text:style-name="P98"/>
      <text:p text:style-name="P98">​<text:span text:style-name="Strong_20_Emphasis">fun</text:span>​ &lt;T​<text:span text:style-name="Strong_20_Emphasis">:</text:span>​ AutoCloseable&gt; ​<text:span text:style-name="Strong_20_Emphasis">useAndClose</text:span>​(input: T) {<text:line-break/>…</text:p>
      <text:p text:style-name="P98"/>
      <text:p text:style-name="P69">Star Projection </text:p>
      <text:p text:style-name="P98"><text:soft-page-break/>n Java you may create raw types, like ArrayList, but that’s generally not type safe and should be avoided. Also, in Java we may use the ? to specify that a function may receive a generic object of any type, but with a read-only constraint. Star projection, which is defining the parametric type with &lt;*&gt;, is the Kotlin equivalent of both specifying generic read-only type and raw type.</text:p>
      <text:p text:style-name="P98"/>
      <text:p text:style-name="P98">The star projection will permit only read-out and not write-in.</text:p>
      <text:p text:style-name="P98"/>
      <text:p text:style-name="P20"><text:span text:style-name="T29">​</text:span><text:span text:style-name="Strong_20_Emphasis"><text:span text:style-name="T59">fun</text:span></text:span><text:span text:style-name="T29">​ ​</text:span><text:span text:style-name="Strong_20_Emphasis"><text:span text:style-name="T59">printValues</text:span></text:span><text:span text:style-name="T29">​(values: Array&lt;​</text:span><text:span text:style-name="Strong_20_Emphasis"><text:span text:style-name="T59">*</text:span></text:span><text:span text:style-name="T29">​&gt;) {<text:line-break/></text:span><text:span text:style-name="Strong_20_Emphasis">for</text:span>​ (value ​<text:span text:style-name="Strong_20_Emphasis">in</text:span>​ values) {<text:line-break/><text:tab/>println(value)<text:line-break/>}<text:line-break/>​<text:span text:style-name="Emphasis">//values[0] = values[1] //ERROR<text:line-break/><text:line-break/></text:span></text:p>
      <table:table table:name="Table30" table:style-name="Table30">
        <table:table-column table:style-name="Table30.A"/>
        <table:table-column table:style-name="Table30.B"/>
        <table:table-row table:style-name="TableLine94876761941200">
          <table:table-cell table:style-name="Table30.A1" office:value-type="string">
            <text:p text:style-name="Table_20_Contents"> </text:p>
          </table:table-cell>
          <table:table-cell table:style-name="Table30.A1" office:value-type="string">
            <text:p text:style-name="Table_20_Contents">printValues(arrayOf(1, 2)) ​<text:span text:style-name="Emphasis">//1\n2</text:span>​</text:p>
          </table:table-cell>
        </table:table-row>
      </table:table>
      <text:p text:style-name="P20">​</text:p>
      <text:p text:style-name="P20"/>
      <text:p text:style-name="P20">The function printValues() takes an Array&lt;*&gt; as its parameter, and any change to the array isn’t permitted within the function. </text:p>
      <text:p text:style-name="P20"/>
      <text:p text:style-name="P20">The star projection here, &lt;*&gt;, is equivalent to out T but is more concise to write. If star projection is used for a contravariant parameter, which is defined as &lt;in T&gt; in the declaration-site variance, then it’s equivalent to in Nothing, to emphasize that writing anything will result in a compilation error. Thus, star projection prevents any writes and provides safety. </text:p>
      <text:p text:style-name="P20"/>
      <text:p text:style-name="P20"/>
      <text:p text:style-name="P70">Reified Type Parameters</text:p>
      <text:p text:style-name="P70"/>
      <text:p text:style-name="P100"><text:span text:style-name="Emphasis">TODO:: https://learning.oreilly.com/library/view/programming-kotlin/9781680507287/f_0055.xhtml#sec.typereification</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ans CJK SC" style:font-family-asian="'Noto Sans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3T21:34:27.152746049</meta:creation-date>
    <dc:date>2021-09-24T21:00:19.075110086</dc:date>
    <meta:editing-duration>PT23H14M28S</meta:editing-duration>
    <meta:editing-cycles>147</meta:editing-cycles>
    <meta:generator>LibreOffice/7.0.6.2$Linux_X86_64 LibreOffice_project/00$Build-2</meta:generator>
    <meta:document-statistic meta:table-count="30" meta:image-count="0" meta:object-count="0" meta:page-count="14" meta:paragraph-count="368" meta:word-count="3140" meta:character-count="21922" meta:non-whitespace-character-count="15519"/>
  </office:meta>
</office:document-meta>
</file>